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1812in" text:min-label-width="0.1812in" text:list-level-position-and-space-mode="label-alignment">
          <style:list-level-label-alignment text:label-followed-by="listtab" fo:margin-left="0in" fo:text-indent="-0.181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text-autospace="none" fo:margin-top="0.0694in" fo:margin-bottom="0.0694in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style:text-autospace="none" fo:margin-top="0.0694in" fo:margin-bottom="0.0694in"/>
      <style:text-properties style:font-name="Arial" style:font-name-complex="Arial" fo:font-weight="bold" style:font-weight-asian="bold" fo:font-size="11pt" style:font-size-asian="11pt" style:font-size-complex="11pt"/>
    </style:style>
    <style:style style:name="P3" style:parent-style-name="Normal" style:family="paragraph">
      <style:paragraph-properties fo:line-height="115%"/>
      <style:text-properties style:font-name="Arial" style:font-name-complex="Arial" fo:font-weight="bold" style:font-weight-asian="bold"/>
    </style:style>
    <style:style style:name="P4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5" style:parent-style-name="Normal" style:family="paragraph">
      <style:paragraph-properties fo:widows="0" fo:orphans="0" fo:line-height="115%"/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P6" style:parent-style-name="Normal" style:family="paragraph">
      <style:paragraph-properties fo:widows="0" fo:orphans="0" fo:margin-top="0.0555in" fo:line-height="115%" fo:margin-right="0.2048in"/>
    </style:style>
    <style:style style:name="T7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9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10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1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2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13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1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5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16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17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8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19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2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21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22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2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24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25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26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27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28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29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0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31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3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3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34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3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6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37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3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9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40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4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2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43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4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5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46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47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8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49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5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51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52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5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54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55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56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57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58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59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60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61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6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63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64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6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66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67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6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69" style:parent-style-name="DefaultParagraphFont" style:family="text">
      <style:text-properties style:font-name="Arial" style:font-name-asian="Arial" style:font-name-complex="Times New Roman" fo:letter-spacing="0.009in" fo:language="en" fo:country="US" style:language-asian="en" style:country-asian="US"/>
    </style:style>
    <style:style style:name="T70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7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72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73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7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75" style:parent-style-name="DefaultParagraphFont" style:family="text">
      <style:text-properties style:font-name="Arial" style:font-name-asian="Arial" style:font-name-complex="Times New Roman" fo:letter-spacing="0.0097in" fo:language="en" fo:country="US" style:language-asian="en" style:country-asian="US"/>
    </style:style>
    <style:style style:name="T76" style:parent-style-name="DefaultParagraphFont" style:family="text">
      <style:text-properties style:font-name="Arial" style:font-name-asian="Arial" style:font-name-complex="Times New Roman" fo:letter-spacing="-0.0006in" fo:language="en" fo:country="US" style:language-asian="en" style:country-asian="US"/>
    </style:style>
    <style:style style:name="T77" style:parent-style-name="DefaultParagraphFont" style:family="text">
      <style:text-properties style:font-name="Arial" style:font-name-asian="Arial" style:font-name-complex="Times New Roman" fo:letter-spacing="-0.0006in" style:text-scale="102%" fo:language="en" fo:country="US" style:language-asian="en" style:country-asian="US"/>
    </style:style>
    <style:style style:name="T78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79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80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81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8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83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84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8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86" style:parent-style-name="DefaultParagraphFont" style:family="text">
      <style:text-properties style:font-name="Arial" style:font-name-asian="Arial" style:font-name-complex="Times New Roman" fo:letter-spacing="0.0111in" fo:language="en" fo:country="US" style:language-asian="en" style:country-asian="US"/>
    </style:style>
    <style:style style:name="T87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8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89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90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9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92" style:parent-style-name="DefaultParagraphFont" style:family="text">
      <style:text-properties style:font-name="Arial" style:font-name-asian="Arial" style:font-name-complex="Times New Roman" fo:letter-spacing="0.0111in" fo:language="en" fo:country="US" style:language-asian="en" style:country-asian="US"/>
    </style:style>
    <style:style style:name="T93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9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95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96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97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98" style:parent-style-name="DefaultParagraphFont" style:family="text">
      <style:text-properties style:font-name="Arial" style:font-name-asian="Arial" style:font-name-complex="Times New Roman" fo:letter-spacing="0.0111in" fo:language="en" fo:country="US" style:language-asian="en" style:country-asian="US"/>
    </style:style>
    <style:style style:name="T99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0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01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102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0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04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105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06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07" style:parent-style-name="DefaultParagraphFont" style:family="text">
      <style:text-properties style:font-name="Arial" style:font-name-asian="Arial" style:font-name-complex="Times New Roman" fo:letter-spacing="0.0111in" fo:language="en" fo:country="US" style:language-asian="en" style:country-asian="US"/>
    </style:style>
    <style:style style:name="T108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09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10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111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1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13" style:parent-style-name="DefaultParagraphFont" style:family="text">
      <style:text-properties style:font-name="Arial" style:font-name-asian="Arial" style:font-name-complex="Times New Roman" fo:letter-spacing="0.0111in" fo:language="en" fo:country="US" style:language-asian="en" style:country-asian="US"/>
    </style:style>
    <style:style style:name="T114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1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16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117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1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119" style:parent-style-name="DefaultParagraphFont" style:family="text">
      <style:text-properties style:font-name="Arial" style:font-name-asian="Arial" style:font-name-complex="Times New Roman" fo:letter-spacing="0.0104in" fo:language="en" fo:country="US" style:language-asian="en" style:country-asian="US"/>
    </style:style>
    <style:style style:name="T120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T121" style:parent-style-name="DefaultParagraphFont" style:family="text">
      <style:text-properties style:font-name="Arial" style:font-name-asian="Arial" style:font-name-complex="Times New Roman" fo:letter-spacing="-0.0013in" fo:language="en" fo:country="US" style:language-asian="en" style:country-asian="US"/>
    </style:style>
    <style:style style:name="P122" style:parent-style-name="Normal" style:family="paragraph">
      <style:paragraph-properties fo:widows="0" fo:orphans="0" fo:margin-top="0.0006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123" style:parent-style-name="Normal" style:family="paragraph">
      <style:paragraph-properties fo:widows="0" fo:orphans="0" fo:line-height="115%" fo:margin-right="0.1944in"/>
    </style:style>
    <style:style style:name="T124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25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26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27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2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29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30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3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32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33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3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35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36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3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38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39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40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41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42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4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44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45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4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47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48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49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50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51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52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53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54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55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56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57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5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59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60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6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62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63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6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65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66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6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68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69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70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71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72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7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74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75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7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77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7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79" style:parent-style-name="DefaultParagraphFont" style:family="text">
      <style:text-properties style:font-name="Arial" style:font-name-asian="Arial" style:font-name-complex="Arial" fo:letter-spacing="0.009in" fo:language="en" fo:country="US" style:language-asian="en" style:country-asian="US"/>
    </style:style>
    <style:style style:name="T180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8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82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83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8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85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86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187" style:parent-style-name="DefaultParagraphFont" style:family="text">
      <style:text-properties style:font-name="Arial" style:font-name-asian="Arial" style:font-name-complex="Arial" fo:letter-spacing="-0.0013in" style:text-scale="102%" fo:language="en" fo:country="US" style:language-asian="en" style:country-asian="US"/>
    </style:style>
    <style:style style:name="T188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189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90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191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192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93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194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195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96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197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19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199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200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0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02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03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0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05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06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0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08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209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10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11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12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1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14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15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1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17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218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19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20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21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22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23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24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25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26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227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2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29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30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3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32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33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3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35" style:parent-style-name="DefaultParagraphFont" style:family="text">
      <style:text-properties style:font-name="Arial" style:font-name-asian="Arial" style:font-name-complex="Arial" fo:letter-spacing="0.0097in" fo:language="en" fo:country="US" style:language-asian="en" style:country-asian="US"/>
    </style:style>
    <style:style style:name="T236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3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38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39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P240" style:parent-style-name="Normal" style:family="paragraph">
      <style:paragraph-properties fo:widows="0" fo:orphans="0" fo:margin-top="0.0006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241" style:parent-style-name="Normal" style:family="paragraph">
      <style:paragraph-properties fo:widows="0" fo:orphans="0" fo:line-height="115%" fo:margin-right="0.2777in"/>
    </style:style>
    <style:style style:name="T242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4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44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45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4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47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48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49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50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51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52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53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54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55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56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57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58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59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60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6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62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63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6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65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66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6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68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69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70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71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72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7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74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75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7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77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78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79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80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8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82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83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84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85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86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87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88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89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90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91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92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93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94" style:parent-style-name="DefaultParagraphFont" style:family="text">
      <style:text-properties style:font-name="Arial" style:font-name-asian="Arial" style:font-name-complex="Arial" fo:letter-spacing="0.0104in" fo:language="en" fo:country="US" style:language-asian="en" style:country-asian="US"/>
    </style:style>
    <style:style style:name="T295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96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297" style:parent-style-name="DefaultParagraphFont" style:family="text">
      <style:text-properties style:font-name="Arial" style:font-name-asian="Arial" style:font-name-complex="Arial" fo:letter-spacing="0.0111in" fo:language="en" fo:country="US" style:language-asian="en" style:country-asian="US"/>
    </style:style>
    <style:style style:name="T298" style:parent-style-name="DefaultParagraphFont" style:family="text">
      <style:text-properties style:font-name="Arial" style:font-name-asian="Arial" style:font-name-complex="Arial" fo:letter-spacing="-0.0006in" fo:language="en" fo:country="US" style:language-asian="en" style:country-asian="US"/>
    </style:style>
    <style:style style:name="T299" style:parent-style-name="DefaultParagraphFont" style:family="text">
      <style:text-properties style:font-name="Arial" style:font-name-asian="Arial" style:font-name-complex="Arial" fo:letter-spacing="-0.0006in" style:text-scale="102%" fo:language="en" fo:country="US" style:language-asian="en" style:country-asian="US"/>
    </style:style>
    <style:style style:name="T300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301" style:parent-style-name="DefaultParagraphFont" style:family="text">
      <style:text-properties style:font-name="Arial" style:font-name-asian="Arial" style:font-name-complex="Arial" fo:language="en" fo:country="US" style:language-asian="en" style:country-asian="US"/>
    </style:style>
    <style:style style:name="T302" style:parent-style-name="DefaultParagraphFont" style:family="text">
      <style:text-properties style:font-name="Arial" style:font-name-asian="Arial" style:font-name-complex="Arial" fo:letter-spacing="0.0173in" fo:language="en" fo:country="US" style:language-asian="en" style:country-asian="US"/>
    </style:style>
    <style:style style:name="T303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304" style:parent-style-name="DefaultParagraphFont" style:family="text">
      <style:text-properties style:font-name="Arial" style:font-name-asian="Arial" style:font-name-complex="Arial" fo:letter-spacing="-0.0013in" fo:language="en" fo:country="US" style:language-asian="en" style:country-asian="US"/>
    </style:style>
    <style:style style:name="T305" style:parent-style-name="DefaultParagraphFont" style:family="text">
      <style:text-properties style:font-name="Arial" style:font-name-complex="Arial" fo:language="en" fo:country="US"/>
    </style:style>
    <style:style style:name="T306" style:parent-style-name="DefaultParagraphFont" style:family="text">
      <style:text-properties style:font-name="Arial" style:font-name-complex="Arial"/>
    </style:style>
    <style:style style:name="T307" style:parent-style-name="DefaultParagraphFont" style:family="text">
      <style:text-properties style:font-name="Arial" style:font-name-complex="Arial" fo:font-style="italic" style:font-style-asian="italic"/>
    </style:style>
    <style:style style:name="T308" style:parent-style-name="DefaultParagraphFont" style:family="text">
      <style:text-properties style:font-name="Arial" style:font-name-complex="Arial"/>
    </style:style>
    <style:style style:name="T309" style:parent-style-name="DefaultParagraphFont" style:family="text">
      <style:text-properties style:font-name="Arial" style:font-name-asian="MS Mincho" style:font-name-complex="Arial" fo:color="#626060" fo:language="en" fo:country="US"/>
    </style:style>
    <style:style style:name="P310" style:parent-style-name="Normal" style:family="paragraph">
      <style:paragraph-properties fo:widows="0" fo:orphans="0" fo:margin-top="0.0034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311" style:parent-style-name="Normal" style:family="paragraph">
      <style:paragraph-properties fo:widows="0" fo:orphans="0">
        <style:tab-stops>
          <style:tab-stop style:type="left" style:position="0.6291in"/>
        </style:tab-stops>
      </style:paragraph-properties>
    </style:style>
    <style:style style:name="T312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/>
    </style:style>
    <style:style style:name="T313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/>
    </style:style>
    <style:style style:name="T314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/>
    </style:style>
    <style:style style:name="T315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/>
    </style:style>
    <style:style style:name="T3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fo:language="en" fo:country="US"/>
    </style:style>
    <style:style style:name="T317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/>
    </style:style>
    <style:style style:name="S1" style:family="section">
      <style:section-properties fo:margin-left="0in" fo:margin-right="0in" style:writing-mode="lr-tb"/>
    </style:style>
    <style:style style:name="P318" style:parent-style-name="Normal" style:family="paragraph">
      <style:paragraph-properties fo:widows="0" fo:orphans="0" fo:margin-top="0.0048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319" style:parent-style-name="Normal" style:family="paragraph">
      <style:paragraph-properties fo:widows="0" fo:orphans="0" fo:line-height="115%"/>
    </style:style>
    <style:style style:name="T320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21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22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23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24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25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26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27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28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29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30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31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32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33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T334" style:parent-style-name="DefaultParagraphFont" style:family="text">
      <style:text-properties style:font-name="Arial" style:font-name-asian="Arial" style:font-name-complex="Arial" fo:font-weight="bold" style:font-weight-asian="bold" style:font-weight-complex="bold" fo:letter-spacing="-0.0048in" fo:language="en" fo:country="US" style:language-asian="en" style:country-asian="US"/>
    </style:style>
    <style:style style:name="T335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en" fo:country="US" style:language-asian="en" style:country-asian="US"/>
    </style:style>
    <style:style style:name="P336" style:parent-style-name="Normal" style:family="paragraph">
      <style:paragraph-properties fo:widows="0" fo:orphans="0" fo:margin-top="0.0034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S2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337" style:parent-style-name="Normal" style:family="paragraph">
      <style:paragraph-properties fo:keep-together="always" fo:widows="0" fo:orphans="0" fo:margin-top="0.0048in"/>
      <style:text-properties style:font-name="Cambria" style:font-name-asian="Cambria" style:font-name-complex="Times New Roman" fo:language="en" fo:country="US" style:language-asian="en" style:country-asian="US"/>
    </style:style>
    <style:style style:name="P338" style:parent-style-name="Normal" style:family="paragraph">
      <style:paragraph-properties fo:keep-together="always" fo:widows="0" fo:orphans="0" fo:text-align="end"/>
    </style:style>
    <style:style style:name="T339" style:parent-style-name="DefaultParagraphFont" style:family="text">
      <style:text-properties style:font-name="Arial" style:font-name-asian="Arial" style:font-name-complex="Arial" fo:color="#D3D0C7" fo:letter-spacing="-0.2506in" style:text-scale="370%" fo:language="en" fo:country="US" style:language-asian="en" style:country-asian="US"/>
    </style:style>
    <style:style style:name="P340" style:parent-style-name="Normal" style:family="paragraph">
      <style:paragraph-properties fo:keep-together="always" fo:widows="0" fo:orphans="0" fo:margin-top="0.0069in"/>
    </style:style>
    <style:style style:name="T341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4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43" style:parent-style-name="DefaultParagraphFont" style:family="text">
      <style:text-properties style:font-name="Arial" style:font-name-asian="Arial" style:font-name-complex="Times New Roman" fo:letter-spacing="0.0062in" fo:language="en" fo:country="US" style:language-asian="en" style:country-asian="US"/>
    </style:style>
    <style:style style:name="T344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4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46" style:parent-style-name="DefaultParagraphFont" style:family="text">
      <style:text-properties style:font-name="Arial" style:font-name-asian="Arial" style:font-name-complex="Times New Roman" fo:letter-spacing="0.0062in" fo:language="en" fo:country="US" style:language-asian="en" style:country-asian="US"/>
    </style:style>
    <style:style style:name="T347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S3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348" style:parent-style-name="Normal" style:family="paragraph">
      <style:paragraph-properties fo:keep-together="always" fo:widows="0" fo:orphans="0" fo:margin-top="0.0034in"/>
      <style:text-properties style:font-name="Cambria" style:font-name-asian="Cambria" style:font-name-complex="Times New Roman" fo:language="en" fo:country="US" style:language-asian="en" style:country-asian="US"/>
    </style:style>
    <style:style style:name="P349" style:parent-style-name="Normal" style:family="paragraph">
      <style:paragraph-properties fo:keep-together="always" fo:widows="0" fo:orphans="0"/>
    </style:style>
    <style:style style:name="T350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5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52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53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5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55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56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57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58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59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6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61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62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6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64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65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66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67" style:parent-style-name="DefaultParagraphFont" style:family="text">
      <style:text-properties style:font-name="Arial" style:font-name-asian="Arial" style:font-name-complex="Times New Roman" fo:letter-spacing="0.0041in" fo:language="en" fo:country="US" style:language-asian="en" style:country-asian="US"/>
    </style:style>
    <style:style style:name="T368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S4" style:family="section">
      <style:section-properties fo:margin-left="0in" fo:margin-right="0in" style:writing-mode="lr-tb"/>
    </style:style>
    <style:style style:name="P369" style:parent-style-name="Normal" style:family="paragraph">
      <style:paragraph-properties fo:keep-together="always" fo:widows="0" fo:orphans="0" fo:margin-top="0.0034in"/>
      <style:text-properties style:font-name="Cambria" style:font-name-asian="Cambria" style:font-name-complex="Times New Roman" fo:language="en" fo:country="US" style:language-asian="en" style:country-asian="US"/>
    </style:style>
    <style:style style:name="S5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370" style:parent-style-name="Normal" style:family="paragraph">
      <style:paragraph-properties fo:keep-together="always" fo:widows="0" fo:orphans="0" fo:margin-top="0.0048in"/>
      <style:text-properties style:font-name="Cambria" style:font-name-asian="Cambria" style:font-name-complex="Times New Roman" fo:language="en" fo:country="US" style:language-asian="en" style:country-asian="US"/>
    </style:style>
    <style:style style:name="P371" style:parent-style-name="Normal" style:family="paragraph">
      <style:paragraph-properties fo:keep-together="always" fo:widows="0" fo:orphans="0" fo:text-align="end"/>
    </style:style>
    <style:style style:name="T372" style:parent-style-name="DefaultParagraphFont" style:family="text">
      <style:text-properties style:font-name="Arial" style:font-name-asian="Arial" style:font-name-complex="Arial" fo:color="#D3D0C7" fo:letter-spacing="-0.2506in" style:text-scale="370%" fo:language="en" fo:country="US" style:language-asian="en" style:country-asian="US"/>
    </style:style>
    <style:style style:name="P373" style:parent-style-name="Normal" style:family="paragraph">
      <style:paragraph-properties fo:keep-together="always" fo:widows="0" fo:orphans="0"/>
    </style:style>
    <style:style style:name="T374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7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76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77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7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79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80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8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82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83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8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85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86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87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88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89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9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91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92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9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94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95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96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397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398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399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00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01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402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03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04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405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06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07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408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09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10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411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12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13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T414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15" style:parent-style-name="DefaultParagraphFont" style:family="text">
      <style:text-properties style:font-name="Arial" style:font-name-asian="Arial" style:font-name-complex="Times New Roman" fo:letter-spacing="0.0048in" fo:language="en" fo:country="US" style:language-asian="en" style:country-asian="US"/>
    </style:style>
    <style:style style:name="T416" style:parent-style-name="DefaultParagraphFont" style:family="text">
      <style:text-properties style:font-name="Arial" style:font-name-asian="Arial" style:font-name-complex="Times New Roman" fo:letter-spacing="0.002in" fo:language="en" fo:country="US" style:language-asian="en" style:country-asian="US"/>
    </style:style>
    <style:style style:name="S6" style:family="section">
      <style:section-properties fo:margin-left="0in" fo:margin-right="0in" style:writing-mode="lr-tb"/>
    </style:style>
    <style:style style:name="P417" style:parent-style-name="Normal" style:family="paragraph">
      <style:paragraph-properties fo:keep-together="always" fo:widows="0" fo:orphans="0" fo:margin-top="0.0034in"/>
      <style:text-properties style:font-name="Cambria" style:font-name-asian="Cambria" style:font-name-complex="Times New Roman" fo:language="en" fo:country="US" style:language-asian="en" style:country-asian="US"/>
    </style:style>
    <style:style style:name="S7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418" style:parent-style-name="Normal" style:family="paragraph">
      <style:paragraph-properties fo:keep-together="always" fo:widows="0" fo:orphans="0" fo:margin-top="0.0048in"/>
      <style:text-properties style:font-name="Cambria" style:font-name-asian="Cambria" style:font-name-complex="Times New Roman" fo:language="en" fo:country="US" style:language-asian="en" style:country-asian="US"/>
    </style:style>
    <style:style style:name="P419" style:parent-style-name="Normal" style:family="paragraph">
      <style:paragraph-properties fo:keep-together="always" fo:widows="0" fo:orphans="0" fo:text-align="end"/>
    </style:style>
    <style:style style:name="T420" style:parent-style-name="DefaultParagraphFont" style:family="text">
      <style:text-properties style:font-name="Arial" style:font-name-asian="Arial" style:font-name-complex="Arial" fo:color="#D3D0C7" fo:letter-spacing="-0.2506in" style:text-scale="370%" fo:language="en" fo:country="US" style:language-asian="en" style:country-asian="US"/>
    </style:style>
    <style:style style:name="P421" style:parent-style-name="Normal" style:family="paragraph">
      <style:paragraph-properties fo:keep-together="always" fo:widows="0" fo:orphans="0"/>
    </style:style>
    <style:style style:name="T422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T42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24" style:parent-style-name="DefaultParagraphFont" style:family="text">
      <style:text-properties style:font-name="Arial" style:font-name-asian="Arial" style:font-name-complex="Times New Roman" fo:letter-spacing="0.0055in" fo:language="en" fo:country="US" style:language-asian="en" style:country-asian="US"/>
    </style:style>
    <style:style style:name="T425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S8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426" style:parent-style-name="Normal" style:family="paragraph">
      <style:paragraph-properties fo:keep-together="always" fo:widows="0" fo:orphans="0" fo:margin-top="0.0034in"/>
      <style:text-properties style:font-name="Cambria" style:font-name-asian="Cambria" style:font-name-complex="Times New Roman" fo:language="en" fo:country="US" style:language-asian="en" style:country-asian="US"/>
    </style:style>
    <style:style style:name="P427" style:parent-style-name="Normal" style:family="paragraph">
      <style:paragraph-properties fo:keep-together="always" fo:widows="0" fo:orphans="0"/>
    </style:style>
    <style:style style:name="T428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T429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T430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31" style:parent-style-name="DefaultParagraphFont" style:family="text">
      <style:text-properties style:font-name="Arial" style:font-name-asian="Arial" style:font-name-complex="Times New Roman" fo:letter-spacing="0.0055in" fo:language="en" fo:country="US" style:language-asian="en" style:country-asian="US"/>
    </style:style>
    <style:style style:name="T432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T433" style:parent-style-name="DefaultParagraphFont" style:family="text">
      <style:text-properties style:font-name="Arial" style:font-name-asian="Arial" style:font-name-complex="Times New Roman" fo:language="en" fo:country="US" style:language-asian="en" style:country-asian="US"/>
    </style:style>
    <style:style style:name="T434" style:parent-style-name="DefaultParagraphFont" style:family="text">
      <style:text-properties style:font-name="Arial" style:font-name-asian="Arial" style:font-name-complex="Times New Roman" fo:letter-spacing="0.0055in" fo:language="en" fo:country="US" style:language-asian="en" style:country-asian="US"/>
    </style:style>
    <style:style style:name="T435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P436" style:parent-style-name="Normal" style:family="paragraph">
      <style:paragraph-properties fo:keep-together="always" fo:widows="0" fo:orphans="0"/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P437" style:parent-style-name="Normal" style:family="paragraph">
      <style:paragraph-properties fo:keep-together="always" fo:widows="0" fo:orphans="0"/>
    </style:style>
    <style:style style:name="T438" style:parent-style-name="DefaultParagraphFont" style:family="text">
      <style:text-properties style:font-name="Arial" style:font-name-asian="Arial" style:font-name-complex="Times New Roman" fo:letter-spacing="0.0034in" fo:language="en" fo:country="US" style:language-asian="en" style:country-asian="US"/>
    </style:style>
    <style:style style:name="S9" style:family="section">
      <style:section-properties fo:margin-left="0in" fo:margin-right="0in" style:writing-mode="lr-tb">
        <style:columns fo:column-count="2">
          <style:column style:rel-width="997*" fo:start-indent="0in" fo:end-indent="0.0138in"/>
          <style:column style:rel-width="10023*" fo:start-indent="0.0138in" fo:end-indent="0in"/>
        </style:columns>
      </style:section-properties>
    </style:style>
    <style:style style:name="P439" style:parent-style-name="Normal" style:family="paragraph">
      <style:paragraph-properties fo:widows="0" fo:orphans="0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440" style:parent-style-name="Normal" style:master-page-name="MP10" style:family="paragraph">
      <style:paragraph-properties fo:widows="0" fo:orphans="0" fo:break-before="page" fo:margin-top="0.0465in" fo:line-height="115%">
        <style:tab-stops>
          <style:tab-stop style:type="left" style:position="7.5826in"/>
        </style:tab-stops>
      </style:paragraph-properties>
    </style:style>
    <style:style style:name="T44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color="#FFFFFF" fo:language="en" fo:country="US" style:language-asian="en" style:country-asian="US"/>
    </style:style>
    <style:style style:name="T442" style:parent-style-name="DefaultParagraphFont" style:family="text"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P443" style:parent-style-name="Normal" style:list-style-name="LFO1" style:family="paragraph">
      <style:paragraph-properties fo:widows="0" fo:orphans="0" fo:margin-top="0.0479in" fo:line-height="115%" fo:margin-left="0.4479in">
        <style:tab-stops>
          <style:tab-stop style:type="left" style:position="0.1812in"/>
        </style:tab-stops>
      </style:paragraph-properties>
    </style:style>
    <style:style style:name="T44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4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46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47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48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49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50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5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52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53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5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5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56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57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58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59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60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ableColumn462" style:family="table-column">
      <style:table-column-properties style:column-width="4.8in"/>
    </style:style>
    <style:style style:name="TableColumn463" style:family="table-column">
      <style:table-column-properties style:column-width="0.7875in"/>
    </style:style>
    <style:style style:name="Table461" style:family="table">
      <style:table-properties style:width="5.5875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91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P489" style:parent-style-name="Normal" style:family="paragraph">
      <style:paragraph-properties fo:widows="0" fo:orphans="0" fo:margin-top="0.0111in" fo:line-height="115%"/>
      <style:text-properties style:font-name="Cambria" style:font-name-asian="Cambria" style:font-name-complex="Times New Roman" fo:language="en" fo:country="US" style:language-asian="en" style:country-asian="US"/>
    </style:style>
    <style:style style:name="P490" style:parent-style-name="Normal" style:list-style-name="LFO1" style:family="paragraph">
      <style:paragraph-properties fo:widows="0" fo:orphans="0" fo:margin-top="0.0479in" fo:line-height="115%" fo:margin-left="0.4479in" fo:margin-right="0.2673in" fo:text-indent="0in">
        <style:tab-stops>
          <style:tab-stop style:type="left" style:position="0.1805in"/>
        </style:tab-stops>
      </style:paragraph-properties>
    </style:style>
    <style:style style:name="T49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492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93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9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49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96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497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498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499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00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0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02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03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0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0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06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07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08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09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10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1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12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13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1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1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16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17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18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19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20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21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22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anguage="en" fo:country="US" style:language-asian="en" style:country-asian="US"/>
    </style:style>
    <style:style style:name="T523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48in" fo:language="en" fo:country="US" style:language-asian="en" style:country-asian="US"/>
    </style:style>
    <style:style style:name="T524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06in" fo:language="en" fo:country="US" style:language-asian="en" style:country-asian="US"/>
    </style:style>
    <style:style style:name="T525" style:parent-style-name="DefaultParagraphFont" style:family="text">
      <style:text-properties style:font-name="Arial" style:font-name-asian="Arial" style:font-name-complex="Times New Roman" fo:font-weight="bold" style:font-weight-asian="bold" style:font-weight-complex="bold" fo:letter-spacing="-0.0013in" fo:language="en" fo:country="US" style:language-asian="en" style:country-asian="US"/>
    </style:style>
    <style:style style:name="TableColumn527" style:family="table-column">
      <style:table-column-properties style:column-width="5.5875in"/>
    </style:style>
    <style:style style:name="Table526" style:family="table">
      <style:table-properties style:width="5.5875in" fo:margin-left="0in" table:align="lef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widows="0" fo:orphans="0" fo:margin-top="0.0479in" fo:margin-bottom="0.1388in" fo:line-height="115%" fo:margin-right="0.2673in">
        <style:tab-stops>
          <style:tab-stop style:type="left" style:position="0.6284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P531" style:parent-style-name="Normal" style:family="paragraph">
      <style:paragraph-properties fo:widows="0" fo:orphans="0" fo:margin-top="0.0479in" fo:margin-bottom="0.1388in" fo:line-height="115%" fo:margin-right="0.2673in">
        <style:tab-stops>
          <style:tab-stop style:type="left" style:position="0.6284in"/>
        </style:tab-stops>
      </style:paragraph-properties>
      <style:text-properties style:font-name="Arial" style:font-name-asian="Arial" style:font-name-complex="Times New Roman" fo:language="en" fo:country="US" style:language-asian="en" style:country-asian="US"/>
    </style:style>
    <style:style style:name="P532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Arial" style:font-name-complex="Times New Roman" fo:font-weight="bold" style:font-weight-asian="bold" fo:language="en" fo:country="US" style:language-asian="en" style:country-asian="US"/>
    </style:style>
    <style:style style:name="P533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</style:style>
    <style:style style:name="T534" style:parent-style-name="DefaultParagraphFont" style:family="text">
      <style:text-properties style:font-name="Arial" style:font-name-asian="Arial" style:font-name-complex="Times New Roman" fo:font-weight="bold" style:font-weight-asian="bold" fo:language="en" fo:country="US" style:language-asian="en" style:country-asian="US"/>
    </style:style>
    <style:style style:name="T535" style:parent-style-name="DefaultParagraphFont" style:family="text">
      <style:text-properties style:font-name="Arial" style:font-name-asian="Arial" style:font-name-complex="Times New Roman" fo:font-weight="bold" style:font-weight-asian="bold" fo:language="en" fo:country="US" style:language-asian="en" style:country-asian="US"/>
    </style:style>
    <style:style style:name="T536" style:parent-style-name="DefaultParagraphFont" style:family="text"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T537" style:parent-style-name="DefaultParagraphFont" style:family="text"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T538" style:parent-style-name="DefaultParagraphFont" style:family="text">
      <style:text-properties style:font-name="Arial" style:font-name-asian="Cambria" style:font-name-complex="Arial" fo:font-weight="bold" style:font-weight-asian="bold" fo:font-style="italic" style:font-style-asian="italic" fo:language="en" fo:country="US" style:language-asian="en" style:country-asian="US"/>
    </style:style>
    <style:style style:name="TableColumn540" style:family="table-column">
      <style:table-column-properties style:column-width="2.0819in"/>
    </style:style>
    <style:style style:name="TableColumn541" style:family="table-column">
      <style:table-column-properties style:column-width="0.8479in"/>
    </style:style>
    <style:style style:name="TableColumn542" style:family="table-column">
      <style:table-column-properties style:column-width="0.9506in"/>
    </style:style>
    <style:style style:name="TableColumn543" style:family="table-column">
      <style:table-column-properties style:column-width="1.0111in"/>
    </style:style>
    <style:style style:name="TableColumn544" style:family="table-column">
      <style:table-column-properties style:column-width="1.0222in"/>
    </style:style>
    <style:style style:name="Table539" style:family="table">
      <style:table-properties style:width="5.9138in" fo:margin-left="0in" table:align="lef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622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623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624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625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626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</style:style>
    <style:style style:name="T627" style:parent-style-name="DefaultParagraphFont" style:family="text"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T628" style:parent-style-name="DefaultParagraphFont" style:family="text"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T629" style:parent-style-name="DefaultParagraphFont" style:family="text">
      <style:text-properties style:font-name="Arial" style:font-name-asian="Cambria" style:font-name-complex="Arial" fo:font-weight="bold" style:font-weight-asian="bold" fo:font-style="italic" style:font-style-asian="italic" fo:language="en" fo:country="US" style:language-asian="en" style:country-asian="US"/>
    </style:style>
    <style:style style:name="P630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TableColumn632" style:family="table-column">
      <style:table-column-properties style:column-width="1.9319in"/>
    </style:style>
    <style:style style:name="TableColumn633" style:family="table-column">
      <style:table-column-properties style:column-width="0.9548in"/>
    </style:style>
    <style:style style:name="TableColumn634" style:family="table-column">
      <style:table-column-properties style:column-width="0.9472in"/>
    </style:style>
    <style:style style:name="TableColumn635" style:family="table-column">
      <style:table-column-properties style:column-width="1.027in"/>
    </style:style>
    <style:style style:name="TableColumn636" style:family="table-column">
      <style:table-column-properties style:column-width="1.0527in"/>
    </style:style>
    <style:style style:name="Table631" style:family="table">
      <style:table-properties style:width="5.9138in" fo:margin-left="0in" table:align="lef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703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704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</style:style>
    <style:style style:name="T705" style:parent-style-name="DefaultParagraphFont" style:family="text"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T706" style:parent-style-name="DefaultParagraphFont" style:family="text"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T707" style:parent-style-name="DefaultParagraphFont" style:family="text">
      <style:text-properties style:font-name="Arial" style:font-name-asian="Cambria" style:font-name-complex="Arial" fo:font-weight="bold" style:font-weight-asian="bold" fo:font-style="italic" style:font-style-asian="italic" fo:language="en" fo:country="US" style:language-asian="en" style:country-asian="US"/>
    </style:style>
    <style:style style:name="P708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Cambria" style:font-name-complex="Times New Roman" fo:font-weight="bold" style:font-weight-asian="bold" fo:language="en" fo:country="US" style:language-asian="en" style:country-asian="US"/>
    </style:style>
    <style:style style:name="TableColumn710" style:family="table-column">
      <style:table-column-properties style:column-width="1.8472in"/>
    </style:style>
    <style:style style:name="TableColumn711" style:family="table-column">
      <style:table-column-properties style:column-width="0.0062in"/>
    </style:style>
    <style:style style:name="TableColumn712" style:family="table-column">
      <style:table-column-properties style:column-width="0.8798in"/>
    </style:style>
    <style:style style:name="TableColumn713" style:family="table-column">
      <style:table-column-properties style:column-width="1.0756in"/>
    </style:style>
    <style:style style:name="TableColumn714" style:family="table-column">
      <style:table-column-properties style:column-width="1.0361in"/>
    </style:style>
    <style:style style:name="TableColumn715" style:family="table-column">
      <style:table-column-properties style:column-width="1.0687in"/>
    </style:style>
    <style:style style:name="Table709" style:family="table">
      <style:table-properties style:width="5.9138in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815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816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P817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P818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</style:style>
    <style:style style:name="T819" style:parent-style-name="DefaultParagraphFont" style:family="text"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T820" style:parent-style-name="DefaultParagraphFont" style:family="text"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T821" style:parent-style-name="DefaultParagraphFont" style:family="text">
      <style:text-properties style:font-name="Arial" style:font-name-asian="Cambria" style:font-name-complex="Arial" fo:font-weight="bold" style:font-weight-asian="bold" fo:font-style="italic" style:font-style-asian="italic" fo:language="en" fo:country="US" style:language-asian="en" style:country-asian="US"/>
    </style:style>
    <style:style style:name="TableColumn823" style:family="table-column">
      <style:table-column-properties style:column-width="1.9562in"/>
    </style:style>
    <style:style style:name="TableColumn824" style:family="table-column">
      <style:table-column-properties style:column-width="0.818in"/>
    </style:style>
    <style:style style:name="TableColumn825" style:family="table-column">
      <style:table-column-properties style:column-width="1.0666in"/>
    </style:style>
    <style:style style:name="TableColumn826" style:family="table-column">
      <style:table-column-properties style:column-width="1.025in"/>
    </style:style>
    <style:style style:name="TableColumn827" style:family="table-column">
      <style:table-column-properties style:column-width="1.0479in"/>
    </style:style>
    <style:style style:name="Table822" style:family="table">
      <style:table-properties style:width="5.9138in" fo:margin-left="0in" table:align="lef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39" style:family="table-row">
      <style:table-row-properties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61" style:family="table-row">
      <style:table-row-properties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905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P906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</style:style>
    <style:style style:name="T907" style:parent-style-name="DefaultParagraphFont" style:family="text"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T908" style:parent-style-name="DefaultParagraphFont" style:family="text"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T909" style:parent-style-name="DefaultParagraphFont" style:family="text"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T910" style:parent-style-name="DefaultParagraphFont" style:family="text">
      <style:text-properties style:font-name="Arial" style:font-name-asian="Cambria" style:font-name-complex="Arial" fo:font-weight="bold" style:font-weight-asian="bold" fo:font-style="italic" style:font-style-asian="italic" fo:language="en" fo:country="US" style:language-asian="en" style:country-asian="US"/>
    </style:style>
    <style:style style:name="TableColumn912" style:family="table-column">
      <style:table-column-properties style:column-width="1.9458in" style:use-optimal-column-width="false"/>
    </style:style>
    <style:style style:name="TableColumn913" style:family="table-column">
      <style:table-column-properties style:column-width="0.8854in" style:use-optimal-column-width="false"/>
    </style:style>
    <style:style style:name="TableColumn914" style:family="table-column">
      <style:table-column-properties style:column-width="0.9847in" style:use-optimal-column-width="false"/>
    </style:style>
    <style:style style:name="TableColumn915" style:family="table-column">
      <style:table-column-properties style:column-width="1.184in" style:use-optimal-column-width="false"/>
    </style:style>
    <style:style style:name="TableColumn916" style:family="table-column">
      <style:table-column-properties style:column-width="0.9138in" style:use-optimal-column-width="false"/>
    </style:style>
    <style:style style:name="Table911" style:family="table">
      <style:table-properties style:width="5.9138in" fo:margin-left="0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widows="0" fo:orphans="0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1027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028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029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030" style:parent-style-name="Normal" style:family="paragraph">
      <style:paragraph-properties style:text-autospace="none" fo:margin-top="0.0694in" fo:margin-bottom="0.0694in"/>
      <style:text-properties style:font-name="Arial" style:font-name-complex="Arial" fo:font-weight="bold" style:font-weight-asian="bold"/>
    </style:style>
    <style:style style:name="TableColumn1032" style:family="table-column">
      <style:table-column-properties style:column-width="1.9458in" style:use-optimal-column-width="false"/>
    </style:style>
    <style:style style:name="TableColumn1033" style:family="table-column">
      <style:table-column-properties style:column-width="0.8854in" style:use-optimal-column-width="false"/>
    </style:style>
    <style:style style:name="TableColumn1034" style:family="table-column">
      <style:table-column-properties style:column-width="0.9847in" style:use-optimal-column-width="false"/>
    </style:style>
    <style:style style:name="TableColumn1035" style:family="table-column">
      <style:table-column-properties style:column-width="1.184in" style:use-optimal-column-width="false"/>
    </style:style>
    <style:style style:name="TableColumn1036" style:family="table-column">
      <style:table-column-properties style:column-width="0.9138in" style:use-optimal-column-width="false"/>
    </style:style>
    <style:style style:name="Table1031" style:family="table">
      <style:table-properties style:width="5.9138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Arial Narrow" style:font-name-asian="Cambria" style:font-name-complex="Times New Roman" fo:language="en" fo:country="US" style:language-asian="en" style:country-asian="US"/>
    </style:style>
    <style:style style:name="P1092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Arial" style:font-name-asian="Cambria" style:font-name-complex="Arial" fo:font-weight="bold" style:font-weight-asian="bold" fo:language="en" fo:country="US" style:language-asian="en" style:country-asian="US"/>
    </style:style>
    <style:style style:name="P1093" style:parent-style-name="Normal" style:family="paragraph">
      <style:paragraph-properties fo:widows="0" fo:orphans="0" fo:margin-top="0.0479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TableColumn1095" style:family="table-column">
      <style:table-column-properties style:column-width="5.8833in"/>
    </style:style>
    <style:style style:name="Table1094" style:family="table">
      <style:table-properties style:width="5.8833in" fo:margin-left="0in" table:align="left"/>
    </style:style>
    <style:style style:name="TableRow1096" style:family="table-row">
      <style:table-row-properties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099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100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101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  <style:style style:name="P1102" style:parent-style-name="Normal" style:family="paragraph">
      <style:paragraph-properties fo:widows="0" fo:orphans="0" fo:margin-top="0.0479in" fo:margin-bottom="0.1388in" fo:line-height="115%">
        <style:tab-stops>
          <style:tab-stop style:type="left" style:position="0.6284in"/>
        </style:tab-stops>
      </style:paragraph-properties>
      <style:text-properties style:font-name="Cambria" style:font-name-asian="Cambria" style:font-name-complex="Times New Roman" fo:font-weight="bold" style:font-weight-asian="bold" fo:language="en" fo:country="US" style:language-asian="en" style:country-asian="US"/>
    </style:style>
  </office:automatic-styles>
  <office:body>
    <office:text text:use-soft-page-breaks="true">
      <text:p text:style-name="P1">Measuring the impact of clinical librarians on patients and NHS organisations</text:p>
      <text:p text:style-name="P2"/>
      <text:p text:style-name="P3">Questionnaire</text:p>
      <text:p text:style-name="P4"/>
      <text:p text:style-name="P5">1.<text:s/>Organisation<text:s/>Name and Profession</text:p>
      <text:h text:style-name="P6" text:outline-level="3"><text:span text:style-name="T7">Th</text:span><text:span text:style-name="T8">e</text:span><text:span text:style-name="T9"><text:s/></text:span><text:span text:style-name="T10">finding</text:span><text:span text:style-name="T11">s</text:span><text:span text:style-name="T12"><text:s/></text:span><text:span text:style-name="T13">o</text:span><text:span text:style-name="T14">f</text:span><text:span text:style-name="T15"><text:s/></text:span><text:span text:style-name="T16">thi</text:span><text:span text:style-name="T17">s</text:span><text:span text:style-name="T18"><text:s/></text:span><text:span text:style-name="T19">stud</text:span><text:span text:style-name="T20">y</text:span><text:span text:style-name="T21"><text:s/></text:span><text:span text:style-name="T22">wil</text:span><text:span text:style-name="T23">l</text:span><text:span text:style-name="T24"><text:s/></text:span><text:span text:style-name="T25">b</text:span><text:span text:style-name="T26">e</text:span><text:span text:style-name="T27"><text:s/></text:span><text:span text:style-name="T28">use</text:span><text:span text:style-name="T29">d</text:span><text:span text:style-name="T30"><text:s/></text:span><text:span text:style-name="T31">t</text:span><text:span text:style-name="T32">o</text:span><text:span text:style-name="T33"><text:s/></text:span><text:span text:style-name="T34">hel</text:span><text:span text:style-name="T35">p</text:span><text:span text:style-name="T36"><text:s/></text:span><text:span text:style-name="T37">you</text:span><text:span text:style-name="T38">r</text:span><text:span text:style-name="T39"><text:s/></text:span><text:span text:style-name="T40">healt</text:span><text:span text:style-name="T41">h</text:span><text:span text:style-name="T42"><text:s/></text:span><text:span text:style-name="T43">librar</text:span><text:span text:style-name="T44">y</text:span><text:span text:style-name="T45"><text:s/></text:span><text:span text:style-name="T46">asses</text:span><text:span text:style-name="T47">s</text:span><text:span text:style-name="T48"><text:s/></text:span><text:span text:style-name="T49">th</text:span><text:span text:style-name="T50">e</text:span><text:span text:style-name="T51"><text:s/></text:span><text:span text:style-name="T52">impac</text:span><text:span text:style-name="T53">t</text:span><text:span text:style-name="T54"><text:s/></text:span><text:span text:style-name="T55">o</text:span><text:span text:style-name="T56">f</text:span><text:span text:style-name="T57"><text:s/></text:span><text:span text:style-name="T58">it</text:span><text:span text:style-name="T59">s</text:span><text:span text:style-name="T60"><text:s/></text:span><text:span text:style-name="T61">services</text:span><text:span text:style-name="T62">.</text:span><text:span text:style-name="T63"><text:s/></text:span><text:span text:style-name="T64">Th</text:span><text:span text:style-name="T65">e</text:span><text:span text:style-name="T66"><text:s/></text:span><text:span text:style-name="T67">result</text:span><text:span text:style-name="T68">s</text:span><text:span text:style-name="T69"><text:s/></text:span><text:span text:style-name="T70">wil</text:span><text:span text:style-name="T71">l</text:span><text:span text:style-name="T72"><text:s/></text:span><text:span text:style-name="T73">hel</text:span><text:span text:style-name="T74">p</text:span><text:span text:style-name="T75"><text:s/></text:span><text:span text:style-name="T76">in</text:span><text:span text:style-name="T77"><text:s/></text:span><text:span text:style-name="T78">th</text:span><text:span text:style-name="T79">e</text:span><text:span text:style-name="T80"><text:s/></text:span><text:span text:style-name="T81">plannin</text:span><text:span text:style-name="T82">g</text:span><text:span text:style-name="T83"><text:s/></text:span><text:span text:style-name="T84">o</text:span><text:span text:style-name="T85">f</text:span><text:span text:style-name="T86"><text:s/></text:span><text:span text:style-name="T87">improve</text:span><text:span text:style-name="T88">d</text:span><text:span text:style-name="T89"><text:s/></text:span><text:span text:style-name="T90">service</text:span><text:span text:style-name="T91">s</text:span><text:span text:style-name="T92"><text:s/></text:span><text:span text:style-name="T93">tha</text:span><text:span text:style-name="T94">t</text:span><text:span text:style-name="T95"><text:s/></text:span><text:span text:style-name="T96">shoul</text:span><text:span text:style-name="T97">d</text:span><text:span text:style-name="T98"><text:s/></text:span><text:span text:style-name="T99">benefi</text:span><text:span text:style-name="T100">t</text:span><text:span text:style-name="T101"><text:s/></text:span><text:span text:style-name="T102">yo</text:span><text:span text:style-name="T103">u</text:span><text:span text:style-name="T104"><text:s/></text:span><text:span text:style-name="T105">an</text:span><text:span text:style-name="T106">d</text:span><text:span text:style-name="T107"><text:s/></text:span><text:span text:style-name="T108">you</text:span><text:span text:style-name="T109">r</text:span><text:span text:style-name="T110"><text:s/></text:span><text:span text:style-name="T111">colleague</text:span><text:span text:style-name="T112">s</text:span><text:span text:style-name="T113"><text:s/></text:span><text:span text:style-name="T114">i</text:span><text:span text:style-name="T115">n</text:span><text:span text:style-name="T116"><text:s/></text:span><text:span text:style-name="T117">you</text:span><text:span text:style-name="T118">r</text:span><text:span text:style-name="T119"><text:s/></text:span><text:span text:style-name="T120">Organisation</text:span><text:span text:style-name="T121">.</text:span></text:h>
      <text:p text:style-name="P122"/>
      <text:p text:style-name="P123"><text:span text:style-name="T124">Th</text:span><text:span text:style-name="T125">e</text:span><text:span text:style-name="T126"><text:s/></text:span><text:span text:style-name="T127">response</text:span><text:span text:style-name="T128">s</text:span><text:span text:style-name="T129"><text:s/></text:span><text:span text:style-name="T130">t</text:span><text:span text:style-name="T131">o</text:span><text:span text:style-name="T132"><text:s/></text:span><text:span text:style-name="T133">th</text:span><text:span text:style-name="T134">e</text:span><text:span text:style-name="T135"><text:s/></text:span><text:span text:style-name="T136">surve</text:span><text:span text:style-name="T137">y</text:span><text:span text:style-name="T138"><text:s/></text:span><text:span text:style-name="T139">ar</text:span><text:span text:style-name="T140">e</text:span><text:span text:style-name="T141"><text:s/></text:span><text:span text:style-name="T142">anonymous</text:span><text:span text:style-name="T143">,</text:span><text:span text:style-name="T144"><text:s/></text:span><text:span text:style-name="T145">howeve</text:span><text:span text:style-name="T146">r</text:span><text:span text:style-name="T147"><text:s/></text:span><text:span text:style-name="T148">a</text:span><text:span text:style-name="T149">s</text:span><text:span text:style-name="T150"><text:s/></text:span><text:span text:style-name="T151">th</text:span><text:span text:style-name="T152">e</text:span><text:span text:style-name="T153"><text:s/></text:span><text:span text:style-name="T154">surve</text:span><text:span text:style-name="T155">y</text:span><text:span text:style-name="T156"><text:s/></text:span><text:span text:style-name="T157">i</text:span><text:span text:style-name="T158">s</text:span><text:span text:style-name="T159"><text:s/></text:span><text:span text:style-name="T160">bein</text:span><text:span text:style-name="T161">g</text:span><text:span text:style-name="T162"><text:s/></text:span><text:span text:style-name="T163">carrie</text:span><text:span text:style-name="T164">d</text:span><text:span text:style-name="T165"><text:s/></text:span><text:span text:style-name="T166">ou</text:span><text:span text:style-name="T167">t</text:span><text:span text:style-name="T168"><text:s/></text:span><text:span text:style-name="T169">a</text:span><text:span text:style-name="T170">s</text:span><text:span text:style-name="T171"><text:s/></text:span><text:span text:style-name="T172">par</text:span><text:span text:style-name="T173">t</text:span><text:span text:style-name="T174"><text:s/></text:span><text:span text:style-name="T175">o</text:span><text:span text:style-name="T176">f</text:span><text:span text:style-name="T177"><text:s/></text:span><text:span text:style-name="T178">a</text:span><text:span text:style-name="T179"><text:s/></text:span><text:span text:style-name="T180">wide</text:span><text:span text:style-name="T181">r</text:span><text:span text:style-name="T182"><text:s/></text:span><text:span text:style-name="T183">regiona</text:span><text:span text:style-name="T184">l</text:span><text:span text:style-name="T185"><text:s/></text:span><text:span text:style-name="T186">study,</text:span><text:span text:style-name="T187"><text:s/></text:span><text:span text:style-name="T188">o</text:span><text:span text:style-name="T189">n</text:span><text:span text:style-name="T190"><text:s/></text:span><text:span text:style-name="T191">th</text:span><text:span text:style-name="T192">e</text:span><text:span text:style-name="T193"><text:s/></text:span><text:span text:style-name="T194">impac</text:span><text:span text:style-name="T195">t</text:span><text:span text:style-name="T196"><text:s/></text:span><text:span text:style-name="T197">o</text:span><text:span text:style-name="T198">f</text:span><text:span text:style-name="T199"><text:s/></text:span><text:span text:style-name="T200">clinica</text:span><text:span text:style-name="T201">l</text:span><text:span text:style-name="T202"><text:s/></text:span><text:span text:style-name="T203">librar</text:span><text:span text:style-name="T204">y</text:span><text:span text:style-name="T205"><text:s/></text:span><text:span text:style-name="T206">service</text:span><text:span text:style-name="T207">s</text:span><text:span text:style-name="T208"><text:s/></text:span><text:span text:style-name="T209">acros</text:span><text:span text:style-name="T210">s</text:span><text:span text:style-name="T211"><text:s/></text:span><text:span text:style-name="T212">th</text:span><text:span text:style-name="T213">e</text:span><text:span text:style-name="T214"><text:s/></text:span><text:span text:style-name="T215">region</text:span><text:span text:style-name="T216">,</text:span><text:span text:style-name="T217"><text:s/></text:span><text:span text:style-name="T218">w</text:span><text:span text:style-name="T219">e</text:span><text:span text:style-name="T220"><text:s/></text:span><text:span text:style-name="T221">woul</text:span><text:span text:style-name="T222">d</text:span><text:span text:style-name="T223"><text:s/></text:span><text:span text:style-name="T224">lik</text:span><text:span text:style-name="T225">e</text:span><text:span text:style-name="T226"><text:s/></text:span><text:span text:style-name="T227">yo</text:span><text:span text:style-name="T228">u</text:span><text:span text:style-name="T229"><text:s/></text:span><text:span text:style-name="T230">t</text:span><text:span text:style-name="T231">o</text:span><text:span text:style-name="T232"><text:s/></text:span><text:span text:style-name="T233">indicat</text:span><text:span text:style-name="T234">e</text:span><text:span text:style-name="T235"><text:s/></text:span><text:span text:style-name="T236">you</text:span><text:span text:style-name="T237">r</text:span><text:span text:style-name="T238"><text:s/></text:span><text:span text:style-name="T239">Trust.</text:span></text:p>
      <text:p text:style-name="P240"/>
      <text:p text:style-name="P241"><text:span text:style-name="T242">Thi</text:span><text:span text:style-name="T243">s</text:span><text:span text:style-name="T244"><text:s/></text:span><text:span text:style-name="T245">surve</text:span><text:span text:style-name="T246">y</text:span><text:span text:style-name="T247"><text:s/></text:span><text:span text:style-name="T248">i</text:span><text:span text:style-name="T249">s</text:span><text:span text:style-name="T250"><text:s/></text:span><text:span text:style-name="T251">base</text:span><text:span text:style-name="T252">d</text:span><text:span text:style-name="T253"><text:s/></text:span><text:span text:style-name="T254">o</text:span><text:span text:style-name="T255">n</text:span><text:span text:style-name="T256"><text:s/></text:span><text:span text:style-name="T257">Bes</text:span><text:span text:style-name="T258">t</text:span><text:span text:style-name="T259"><text:s/></text:span><text:span text:style-name="T260">Practic</text:span><text:span text:style-name="T261">e</text:span><text:span text:style-name="T262"><text:s/></text:span><text:span text:style-name="T263">Guidanc</text:span><text:span text:style-name="T264">e</text:span><text:span text:style-name="T265"><text:s/></text:span><text:span text:style-name="T266">o</text:span><text:span text:style-name="T267">n</text:span><text:span text:style-name="T268"><text:s/></text:span><text:span text:style-name="T269">Assessin</text:span><text:span text:style-name="T270">g</text:span><text:span text:style-name="T271"><text:s/></text:span><text:span text:style-name="T272">th</text:span><text:span text:style-name="T273">e</text:span><text:span text:style-name="T274"><text:s/></text:span><text:span text:style-name="T275">impac</text:span><text:span text:style-name="T276">t</text:span><text:span text:style-name="T277"><text:s/></text:span><text:span text:style-name="T278">o</text:span><text:span text:style-name="T279">f</text:span><text:span text:style-name="T280"><text:s/></text:span><text:span text:style-name="T281">a</text:span><text:span text:style-name="T282"><text:s/></text:span><text:span text:style-name="T283">healt</text:span><text:span text:style-name="T284">h</text:span><text:span text:style-name="T285"><text:s/></text:span><text:span text:style-name="T286">librar</text:span><text:span text:style-name="T287">y</text:span><text:span text:style-name="T288"><text:s/></text:span><text:span text:style-name="T289">service</text:span><text:span text:style-name="T290">,</text:span><text:span text:style-name="T291"><text:s/></text:span><text:span text:style-name="T292">Nationa</text:span><text:span text:style-name="T293">l</text:span><text:span text:style-name="T294"><text:s/></text:span><text:span text:style-name="T295">Librar</text:span><text:span text:style-name="T296">y</text:span><text:span text:style-name="T297"><text:s/></text:span><text:span text:style-name="T298">for</text:span><text:span text:style-name="T299"><text:s/></text:span><text:span text:style-name="T300">Health</text:span><text:span text:style-name="T301">,</text:span><text:span text:style-name="T302"><text:s/></text:span><text:span text:style-name="T303">2008</text:span><text:span text:style-name="T304"><text:s/>and<text:s/></text:span><text:span text:style-name="T305">Brettle, A., Maden, M., Payne, C. (2016).<text:s/></text:span><text:span text:style-name="T306">The impact of clinical librarian services on patients and health care organisations.<text:s/></text:span><text:span text:style-name="T307">Health Information and Libraries Journal</text:span><text:span text:style-name="T308">, 33(1): 1-21<text:s/></text:span><text:span text:style-name="T309">DOI: 10.1111/hir.12136</text:span></text:p>
      <text:p text:style-name="P310"/>
      <text:p text:style-name="P311"><text:span text:style-name="T312">1. Organisation</text:span><text:span text:style-name="T313"><text:s/></text:span><text:span text:style-name="T314">Name [choose from drop down list</text:span><text:span text:style-name="T315"><text:s/>–<text:s/></text:span><text:span text:style-name="T316">appropriate names to be inserted</text:span><text:span text:style-name="T317">]</text:span></text:p>
      <text:section text:name="Sect1" text:style-name="S1">
        <text:p text:style-name="P318"/>
        <text:p text:style-name="P319"><text:span text:style-name="T320">2.<text:s/></text:span><text:span text:style-name="T321">Which</text:span><text:span text:style-name="T322"><text:s/></text:span><text:span text:style-name="T323">best</text:span><text:span text:style-name="T324"><text:s/></text:span><text:span text:style-name="T325">describes</text:span><text:span text:style-name="T326"><text:s/></text:span><text:span text:style-name="T327">your</text:span><text:span text:style-name="T328"><text:s/></text:span><text:span text:style-name="T329">profession?</text:span><text:span text:style-name="T330"><text:s/></text:span><text:span text:style-name="T331">(Tick</text:span><text:span text:style-name="T332"><text:s/></text:span><text:span text:style-name="T333">one</text:span><text:span text:style-name="T334"><text:s/></text:span><text:span text:style-name="T335">only)</text:span></text:p>
        <text:p text:style-name="P336"/>
      </text:section>
      <text:section text:name="Sect2" text:style-name="S2">
        <text:p text:style-name="P337"/>
        <text:h text:style-name="P338" text:outline-level="3"><text:span text:style-name="T339">.</text:span></text:h>
        <text:p text:style-name="P340"><text:span text:style-name="T341">Medica</text:span><text:span text:style-name="T342">l</text:span><text:span text:style-name="T343"><text:s/></text:span><text:span text:style-name="T344">(includin</text:span><text:span text:style-name="T345">g</text:span><text:span text:style-name="T346"><text:s/></text:span><text:span text:style-name="T347">dental)</text:span></text:p>
      </text:section>
      <text:section text:name="Sect3" text:style-name="S3">
        <text:p text:style-name="P348"/>
        <text:p text:style-name="P349"><text:span text:style-name="T350">Nursin</text:span><text:span text:style-name="T351">g</text:span><text:span text:style-name="T352"><text:s/></text:span><text:span text:style-name="T353">(includin</text:span><text:span text:style-name="T354">g</text:span><text:span text:style-name="T355"><text:s/></text:span><text:span text:style-name="T356">midwifery</text:span><text:span text:style-name="T357">,</text:span><text:span text:style-name="T358"><text:s/></text:span><text:span text:style-name="T359">healt</text:span><text:span text:style-name="T360">h</text:span><text:span text:style-name="T361"><text:s/></text:span><text:span text:style-name="T362">visiting</text:span><text:span text:style-name="T363">,</text:span><text:span text:style-name="T364"><text:s/></text:span><text:span text:style-name="T365">healthcar</text:span><text:span text:style-name="T366">e</text:span><text:span text:style-name="T367"><text:s/></text:span><text:span text:style-name="T368">assistants)</text:span></text:p>
      </text:section>
      <text:section text:name="Sect4" text:style-name="S4">
        <text:p text:style-name="P369"/>
      </text:section>
      <text:section text:name="Sect5" text:style-name="S5">
        <text:p text:style-name="P370"/>
        <text:h text:style-name="P371" text:outline-level="3"><text:span text:style-name="T372">.</text:span></text:h>
        <text:p text:style-name="P373"><text:span text:style-name="T374">Qualifie</text:span><text:span text:style-name="T375">d</text:span><text:span text:style-name="T376"><text:s/></text:span><text:span text:style-name="T377">scientific</text:span><text:span text:style-name="T378">,</text:span><text:span text:style-name="T379"><text:s/></text:span><text:span text:style-name="T380">therapeuti</text:span><text:span text:style-name="T381">c</text:span><text:span text:style-name="T382"><text:s/></text:span><text:span text:style-name="T383">an</text:span><text:span text:style-name="T384">d</text:span><text:span text:style-name="T385"><text:s/></text:span><text:span text:style-name="T386">technica</text:span><text:span text:style-name="T387">l</text:span><text:span text:style-name="T388"><text:s/></text:span><text:span text:style-name="T389">staf</text:span><text:span text:style-name="T390">f</text:span><text:span text:style-name="T391"><text:s/></text:span><text:span text:style-name="T392">(incl</text:span><text:span text:style-name="T393">.</text:span><text:span text:style-name="T394"><text:s/></text:span><text:span text:style-name="T395">healthcar</text:span><text:span text:style-name="T396">e</text:span><text:span text:style-name="T397"><text:s/></text:span><text:span text:style-name="T398">scientists</text:span><text:span text:style-name="T399">,</text:span><text:span text:style-name="T400"><text:s/></text:span><text:span text:style-name="T401">AHPs</text:span><text:span text:style-name="T402">,</text:span><text:span text:style-name="T403"><text:s/></text:span><text:span text:style-name="T404">pharmacists</text:span><text:span text:style-name="T405">,</text:span><text:span text:style-name="T406"><text:s/></text:span><text:span text:style-name="T407">paramedic</text:span><text:span text:style-name="T408">s</text:span><text:span text:style-name="T409"><text:s/></text:span><text:span text:style-name="T410">an</text:span><text:span text:style-name="T411">d</text:span><text:span text:style-name="T412"><text:s/></text:span><text:span text:style-name="T413">ambulanc</text:span><text:span text:style-name="T414">e</text:span><text:span text:style-name="T415"><text:s/></text:span><text:span text:style-name="T416">staff)</text:span></text:p>
      </text:section>
      <text:section text:name="Sect6" text:style-name="S6">
        <text:p text:style-name="P417"/>
      </text:section>
      <text:section text:name="Sect7" text:style-name="S7">
        <text:p text:style-name="P418"/>
        <text:h text:style-name="P419" text:outline-level="3"><text:span text:style-name="T420">.</text:span></text:h>
        <text:p text:style-name="P421"><text:span text:style-name="T422">Socia</text:span><text:span text:style-name="T423">l</text:span><text:span text:style-name="T424"><text:s/></text:span><text:span text:style-name="T425">care</text:span></text:p>
      </text:section>
      <text:section text:name="Sect8" text:style-name="S8">
        <text:p text:style-name="P426"/>
        <text:p text:style-name="P427"><text:span text:style-name="T428">M</text:span><text:span text:style-name="T429">anagemen</text:span><text:span text:style-name="T430">t</text:span><text:span text:style-name="T431"><text:s/></text:span><text:span text:style-name="T432">(incl</text:span><text:span text:style-name="T433">.</text:span><text:span text:style-name="T434"><text:s/></text:span><text:span text:style-name="T435">commissioning)</text:span></text:p>
        <text:p text:style-name="P436"/>
        <text:p text:style-name="P437"><text:span text:style-name="T438">Administrative support (e.g. HR, finance, R&amp;D, IM&amp;T, Governance and Risk)</text:span></text:p>
      </text:section>
      <text:section text:name="Sect9" text:style-name="S9">
        <text:p text:style-name="P439"/>
      </text:section>
      <text:soft-page-break/>
      <text:h text:style-name="P440" text:outline-level="1"><text:span text:style-name="T441">2</text:span><text:span text:style-name="T442">2. Services Used</text:span></text:h>
      <text:list text:style-name="LFO1" text:continue-numbering="true">
        <text:list-item>
          <text:p text:style-name="P443"><text:span text:style-name="T444">Which</text:span><text:span text:style-name="T445"><text:s/></text:span><text:span text:style-name="T446">service</text:span><text:span text:style-name="T447"><text:s/></text:span><text:span text:style-name="T448">did</text:span><text:span text:style-name="T449"><text:s/></text:span><text:span text:style-name="T450">you</text:span><text:span text:style-name="T451"><text:s/></text:span><text:span text:style-name="T452">use?</text:span><text:span text:style-name="T453"><text:s/></text:span><text:span text:style-name="T454">(please</text:span><text:span text:style-name="T455"><text:s/></text:span><text:span text:style-name="T456">tick</text:span><text:span text:style-name="T457"><text:s/></text:span><text:span text:style-name="T458">only</text:span><text:span text:style-name="T459"><text:s/></text:span><text:span text:style-name="T460">one)</text:span></text:p>
        </text:list-item>
      </text:list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h text:style-name="P466" text:outline-level="2">Literature search</text:h>
          </table:table-cell>
          <table:table-cell table:style-name="TableCell467">
            <text:h text:style-name="P468" text:outline-level="2"/>
          </table:table-cell>
        </table:table-row>
        <table:table-row table:style-name="TableRow469">
          <table:table-cell table:style-name="TableCell470">
            <text:h text:style-name="P471" text:outline-level="2">Literature search and critical appraisal</text:h>
          </table:table-cell>
          <table:table-cell table:style-name="TableCell472">
            <text:h text:style-name="P473" text:outline-level="2"/>
          </table:table-cell>
        </table:table-row>
        <table:table-row table:style-name="TableRow474">
          <table:table-cell table:style-name="TableCell475">
            <text:h text:style-name="P476" text:outline-level="2">Literature search and critical appraisal/synthesis of evidence</text:h>
          </table:table-cell>
          <table:table-cell table:style-name="TableCell477">
            <text:h text:style-name="P478" text:outline-level="2"/>
          </table:table-cell>
        </table:table-row>
        <table:table-row table:style-name="TableRow479">
          <table:table-cell table:style-name="TableCell480">
            <text:h text:style-name="P481" text:outline-level="2">Training</text:h>
          </table:table-cell>
          <table:table-cell table:style-name="TableCell482">
            <text:h text:style-name="P483" text:outline-level="2"/>
          </table:table-cell>
        </table:table-row>
        <table:table-row table:style-name="TableRow484">
          <table:table-cell table:style-name="TableCell485">
            <text:h text:style-name="P486" text:outline-level="2">Journal club</text:h>
          </table:table-cell>
          <table:table-cell table:style-name="TableCell487">
            <text:h text:style-name="P488" text:outline-level="2"/>
          </table:table-cell>
        </table:table-row>
      </table:table>
      <text:p text:style-name="P489"/>
      <text:list text:style-name="LFO1" text:continue-numbering="true">
        <text:list-item>
          <text:p text:style-name="P490"><text:span text:style-name="T491">Pleas</text:span><text:span text:style-name="T492">e</text:span><text:span text:style-name="T493"><text:s/></text:span><text:span text:style-name="T494">briefl</text:span><text:span text:style-name="T495">y</text:span><text:span text:style-name="T496"><text:s/></text:span><text:span text:style-name="T497">describ</text:span><text:span text:style-name="T498">e</text:span><text:span text:style-name="T499"><text:s/></text:span><text:span text:style-name="T500">you</text:span><text:span text:style-name="T501">r</text:span><text:span text:style-name="T502"><text:s/></text:span><text:span text:style-name="T503">reques</text:span><text:span text:style-name="T504">t</text:span><text:span text:style-name="T505"><text:s/></text:span><text:span text:style-name="T506">fo</text:span><text:span text:style-name="T507">r</text:span><text:span text:style-name="T508"><text:s/></text:span><text:span text:style-name="T509">informatio</text:span><text:span text:style-name="T510">n</text:span><text:span text:style-name="T511"><text:s/></text:span><text:span text:style-name="T512">(wha</text:span><text:span text:style-name="T513">t</text:span><text:span text:style-name="T514"><text:s/></text:span><text:span text:style-name="T515">yo</text:span><text:span text:style-name="T516">u</text:span><text:span text:style-name="T517"><text:s/></text:span><text:span text:style-name="T518">neede</text:span><text:span text:style-name="T519">d</text:span><text:span text:style-name="T520"><text:s/></text:span><text:span text:style-name="T521">th</text:span><text:span text:style-name="T522">e</text:span><text:span text:style-name="T523"><text:s/></text:span><text:span text:style-name="T524">information<text:s/></text:span><text:span text:style-name="T525">for )</text:span></text:p>
        </text:list-item>
      </text:list>
      <table:table table:style-name="Table526">
        <table:table-columns>
          <table:table-column table:style-name="TableColumn527"/>
        </table:table-columns>
        <table:table-row table:style-name="TableRow528">
          <table:table-cell table:style-name="TableCell529">
            <text:h text:style-name="P530" text:outline-level="2"/>
            <text:h text:style-name="P531" text:outline-level="2"/>
          </table:table-cell>
        </table:table-row>
      </table:table>
      <text:h text:style-name="P532" text:outline-level="2"/>
      <text:h text:style-name="P533" text:outline-level="2"><text:span text:style-name="T534">3. Clinical Decision Making and<text:s/></text:span><text:span text:style-name="T535">Evidence-based practice</text:span><text:span text:style-name="T536"><text:s/></text:span><text:span text:style-name="T537">–<text:s/></text:span><text:span text:style-name="T538">If this section is not applicable please move to section 4</text:span></text:h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h text:style-name="P547" text:outline-level="2">Did/will the information obtained (or service?) contribute to Decision making and evidence-based practice?</text:h>
          </table:table-cell>
          <table:table-cell table:style-name="TableCell548">
            <text:h text:style-name="P549" text:outline-level="2">Not relevant</text:h>
          </table:table-cell>
          <table:table-cell table:style-name="TableCell550">
            <text:h text:style-name="P551" text:outline-level="2">No contribution</text:h>
          </table:table-cell>
          <table:table-cell table:style-name="TableCell552">
            <text:h text:style-name="P553" text:outline-level="2">Has contributed</text:h>
          </table:table-cell>
          <table:table-cell table:style-name="TableCell554">
            <text:h text:style-name="P555" text:outline-level="2">May contribute in future</text:h>
          </table:table-cell>
        </table:table-row>
        <table:table-row table:style-name="TableRow556">
          <table:table-cell table:style-name="TableCell557">
            <text:h text:style-name="P558" text:outline-level="2">Diagnosis</text:h>
          </table:table-cell>
          <table:table-cell table:style-name="TableCell559">
            <text:h text:style-name="P560" text:outline-level="2"/>
          </table:table-cell>
          <table:table-cell table:style-name="TableCell561">
            <text:h text:style-name="P562" text:outline-level="2"/>
          </table:table-cell>
          <table:table-cell table:style-name="TableCell563">
            <text:h text:style-name="P564" text:outline-level="2"/>
          </table:table-cell>
          <table:table-cell table:style-name="TableCell565">
            <text:h text:style-name="P566" text:outline-level="2"/>
          </table:table-cell>
        </table:table-row>
        <table:table-row table:style-name="TableRow567">
          <table:table-cell table:style-name="TableCell568">
            <text:h text:style-name="P569" text:outline-level="2">Choice of assessment or test</text:h>
          </table:table-cell>
          <table:table-cell table:style-name="TableCell570">
            <text:h text:style-name="P571" text:outline-level="2"/>
          </table:table-cell>
          <table:table-cell table:style-name="TableCell572">
            <text:h text:style-name="P573" text:outline-level="2"/>
          </table:table-cell>
          <table:table-cell table:style-name="TableCell574">
            <text:h text:style-name="P575" text:outline-level="2"/>
          </table:table-cell>
          <table:table-cell table:style-name="TableCell576">
            <text:h text:style-name="P577" text:outline-level="2"/>
          </table:table-cell>
        </table:table-row>
        <table:table-row table:style-name="TableRow578">
          <table:table-cell table:style-name="TableCell579">
            <text:h text:style-name="P580" text:outline-level="2">Choice of intervention</text:h>
          </table:table-cell>
          <table:table-cell table:style-name="TableCell581">
            <text:h text:style-name="P582" text:outline-level="2"/>
          </table:table-cell>
          <table:table-cell table:style-name="TableCell583">
            <text:h text:style-name="P584" text:outline-level="2"/>
          </table:table-cell>
          <table:table-cell table:style-name="TableCell585">
            <text:h text:style-name="P586" text:outline-level="2"/>
          </table:table-cell>
          <table:table-cell table:style-name="TableCell587">
            <text:h text:style-name="P588" text:outline-level="2"/>
          </table:table-cell>
        </table:table-row>
        <table:table-row table:style-name="TableRow589">
          <table:table-cell table:style-name="TableCell590">
            <text:h text:style-name="P591" text:outline-level="2">Advice to patient/carer</text:h>
          </table:table-cell>
          <table:table-cell table:style-name="TableCell592">
            <text:h text:style-name="P593" text:outline-level="2"/>
          </table:table-cell>
          <table:table-cell table:style-name="TableCell594">
            <text:h text:style-name="P595" text:outline-level="2"/>
          </table:table-cell>
          <table:table-cell table:style-name="TableCell596">
            <text:h text:style-name="P597" text:outline-level="2"/>
          </table:table-cell>
          <table:table-cell table:style-name="TableCell598">
            <text:h text:style-name="P599" text:outline-level="2"/>
          </table:table-cell>
        </table:table-row>
        <table:table-row table:style-name="TableRow600">
          <table:table-cell table:style-name="TableCell601">
            <text:h text:style-name="P602" text:outline-level="2">Revision of care pathway/guidelines/protocol</text:h>
          </table:table-cell>
          <table:table-cell table:style-name="TableCell603">
            <text:h text:style-name="P604" text:outline-level="2"/>
          </table:table-cell>
          <table:table-cell table:style-name="TableCell605">
            <text:h text:style-name="P606" text:outline-level="2"/>
          </table:table-cell>
          <table:table-cell table:style-name="TableCell607">
            <text:h text:style-name="P608" text:outline-level="2"/>
          </table:table-cell>
          <table:table-cell table:style-name="TableCell609">
            <text:h text:style-name="P610" text:outline-level="2"/>
          </table:table-cell>
        </table:table-row>
        <table:table-row table:style-name="TableRow611">
          <table:table-cell table:style-name="TableCell612">
            <text:h text:style-name="P613" text:outline-level="2">Avoidance of referral, readmission, clinical tests or hospitalisation</text:h>
          </table:table-cell>
          <table:table-cell table:style-name="TableCell614">
            <text:h text:style-name="P615" text:outline-level="2"/>
          </table:table-cell>
          <table:table-cell table:style-name="TableCell616">
            <text:h text:style-name="P617" text:outline-level="2"/>
          </table:table-cell>
          <table:table-cell table:style-name="TableCell618">
            <text:h text:style-name="P619" text:outline-level="2"/>
          </table:table-cell>
          <table:table-cell table:style-name="TableCell620">
            <text:h text:style-name="P621" text:outline-level="2"/>
          </table:table-cell>
        </table:table-row>
      </table:table>
      <text:h text:style-name="P622" text:outline-level="2"/>
      <text:h text:style-name="P623" text:outline-level="2"/>
      <text:h text:style-name="P624" text:outline-level="2"/>
      <text:h text:style-name="P625" text:outline-level="2"/>
      <text:soft-page-break/>
      <text:h text:style-name="P626" text:outline-level="2"><text:span text:style-name="T627">4. Patient Centred Care and Health Care Outcomes</text:span><text:span text:style-name="T628"><text:s/>-<text:s/></text:span><text:span text:style-name="T629">If this section is not applicable please move to section 5</text:span></text:h>
      <text:h text:style-name="P630" text:outline-level="2"/>
      <table:table table:style-name="Table631">
        <table:table-columns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>
            <text:h text:style-name="P639" text:outline-level="2">Did/will the information obtained (or service?) contribute to Patient Centred Care and Health Care Outcomes?</text:h>
          </table:table-cell>
          <table:table-cell table:style-name="TableCell640">
            <text:h text:style-name="P641" text:outline-level="2">Not relevant</text:h>
          </table:table-cell>
          <table:table-cell table:style-name="TableCell642">
            <text:h text:style-name="P643" text:outline-level="2">No contribution</text:h>
          </table:table-cell>
          <table:table-cell table:style-name="TableCell644">
            <text:h text:style-name="P645" text:outline-level="2">Has contributed</text:h>
          </table:table-cell>
          <table:table-cell table:style-name="TableCell646">
            <text:h text:style-name="P647" text:outline-level="2">May contribute in future</text:h>
          </table:table-cell>
        </table:table-row>
        <table:table-row table:style-name="TableRow648">
          <table:table-cell table:style-name="TableCell649">
            <text:h text:style-name="P650" text:outline-level="2">Improved health care outcomes</text:h>
          </table:table-cell>
          <table:table-cell table:style-name="TableCell651">
            <text:h text:style-name="P652" text:outline-level="2"/>
          </table:table-cell>
          <table:table-cell table:style-name="TableCell653">
            <text:h text:style-name="P654" text:outline-level="2"/>
          </table:table-cell>
          <table:table-cell table:style-name="TableCell655">
            <text:h text:style-name="P656" text:outline-level="2"/>
          </table:table-cell>
          <table:table-cell table:style-name="TableCell657">
            <text:h text:style-name="P658" text:outline-level="2"/>
          </table:table-cell>
        </table:table-row>
        <table:table-row table:style-name="TableRow659">
          <table:table-cell table:style-name="TableCell660">
            <text:h text:style-name="P661" text:outline-level="2">Improved quality of life for patient or carers</text:h>
          </table:table-cell>
          <table:table-cell table:style-name="TableCell662">
            <text:h text:style-name="P663" text:outline-level="2"/>
          </table:table-cell>
          <table:table-cell table:style-name="TableCell664">
            <text:h text:style-name="P665" text:outline-level="2"/>
          </table:table-cell>
          <table:table-cell table:style-name="TableCell666">
            <text:h text:style-name="P667" text:outline-level="2"/>
          </table:table-cell>
          <table:table-cell table:style-name="TableCell668">
            <text:h text:style-name="P669" text:outline-level="2"/>
          </table:table-cell>
        </table:table-row>
        <table:table-row table:style-name="TableRow670">
          <table:table-cell table:style-name="TableCell671">
            <text:h text:style-name="P672" text:outline-level="2">Increased patient involvement/Shared Decision Making</text:h>
          </table:table-cell>
          <table:table-cell table:style-name="TableCell673">
            <text:h text:style-name="P674" text:outline-level="2"/>
          </table:table-cell>
          <table:table-cell table:style-name="TableCell675">
            <text:h text:style-name="P676" text:outline-level="2"/>
          </table:table-cell>
          <table:table-cell table:style-name="TableCell677">
            <text:h text:style-name="P678" text:outline-level="2"/>
          </table:table-cell>
          <table:table-cell table:style-name="TableCell679">
            <text:h text:style-name="P680" text:outline-level="2"/>
          </table:table-cell>
        </table:table-row>
        <table:table-row table:style-name="TableRow681">
          <table:table-cell table:style-name="TableCell682">
            <text:h text:style-name="P683" text:outline-level="2">Improved patient care experience</text:h>
          </table:table-cell>
          <table:table-cell table:style-name="TableCell684">
            <text:h text:style-name="P685" text:outline-level="2"/>
          </table:table-cell>
          <table:table-cell table:style-name="TableCell686">
            <text:h text:style-name="P687" text:outline-level="2"/>
          </table:table-cell>
          <table:table-cell table:style-name="TableCell688">
            <text:h text:style-name="P689" text:outline-level="2"/>
          </table:table-cell>
          <table:table-cell table:style-name="TableCell690">
            <text:h text:style-name="P691" text:outline-level="2"/>
          </table:table-cell>
        </table:table-row>
        <table:table-row table:style-name="TableRow692">
          <table:table-cell table:style-name="TableCell693">
            <text:h text:style-name="P694" text:outline-level="2">Improved patient access to information</text:h>
          </table:table-cell>
          <table:table-cell table:style-name="TableCell695">
            <text:h text:style-name="P696" text:outline-level="2"/>
          </table:table-cell>
          <table:table-cell table:style-name="TableCell697">
            <text:h text:style-name="P698" text:outline-level="2"/>
          </table:table-cell>
          <table:table-cell table:style-name="TableCell699">
            <text:h text:style-name="P700" text:outline-level="2"/>
          </table:table-cell>
          <table:table-cell table:style-name="TableCell701">
            <text:h text:style-name="P702" text:outline-level="2"/>
          </table:table-cell>
        </table:table-row>
      </table:table>
      <text:h text:style-name="P703" text:outline-level="2"/>
      <text:h text:style-name="P704" text:outline-level="2"><text:span text:style-name="T705">5. <text:s/>Quality of care and service development</text:span><text:span text:style-name="T706"><text:s/>-<text:s/></text:span><text:span text:style-name="T707">If this section is not applicable please move to section 6</text:span></text:h>
      <text:h text:style-name="P708" text:outline-level="2"/>
      <table:table table:style-name="Table709">
        <table:table-columns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 table:number-columns-spanned="2">
            <text:h text:style-name="P718" text:outline-level="2">1. Did/will the information obtained (or service?) contribute to Quality of Care/Service Development?</text:h>
          </table:table-cell>
          <table:covered-table-cell/>
          <table:table-cell table:style-name="TableCell719">
            <text:h text:style-name="P720" text:outline-level="2">Not relevant</text:h>
          </table:table-cell>
          <table:table-cell table:style-name="TableCell721">
            <text:h text:style-name="P722" text:outline-level="2">No contribution</text:h>
          </table:table-cell>
          <table:table-cell table:style-name="TableCell723">
            <text:h text:style-name="P724" text:outline-level="2">Has contributed</text:h>
          </table:table-cell>
          <table:table-cell table:style-name="TableCell725">
            <text:h text:style-name="P726" text:outline-level="2">May contribute in future</text:h>
          </table:table-cell>
        </table:table-row>
        <table:table-row table:style-name="TableRow727">
          <table:table-cell table:style-name="TableCell728" table:number-columns-spanned="2">
            <text:h text:style-name="P729" text:outline-level="2">Meet quality standards</text:h>
          </table:table-cell>
          <table:covered-table-cell/>
          <table:table-cell table:style-name="TableCell730">
            <text:h text:style-name="P731" text:outline-level="2"/>
          </table:table-cell>
          <table:table-cell table:style-name="TableCell732">
            <text:h text:style-name="P733" text:outline-level="2"/>
          </table:table-cell>
          <table:table-cell table:style-name="TableCell734">
            <text:h text:style-name="P735" text:outline-level="2"/>
          </table:table-cell>
          <table:table-cell table:style-name="TableCell736">
            <text:h text:style-name="P737" text:outline-level="2"/>
          </table:table-cell>
        </table:table-row>
        <table:table-row table:style-name="TableRow738">
          <table:table-cell table:style-name="TableCell739" table:number-columns-spanned="2">
            <text:h text:style-name="P740" text:outline-level="2">Improved quality of care</text:h>
          </table:table-cell>
          <table:covered-table-cell/>
          <table:table-cell table:style-name="TableCell741">
            <text:h text:style-name="P742" text:outline-level="2"/>
          </table:table-cell>
          <table:table-cell table:style-name="TableCell743">
            <text:h text:style-name="P744" text:outline-level="2"/>
          </table:table-cell>
          <table:table-cell table:style-name="TableCell745">
            <text:h text:style-name="P746" text:outline-level="2"/>
          </table:table-cell>
          <table:table-cell table:style-name="TableCell747">
            <text:h text:style-name="P748" text:outline-level="2"/>
          </table:table-cell>
        </table:table-row>
        <table:table-row table:style-name="TableRow749">
          <table:table-cell table:style-name="TableCell750" table:number-columns-spanned="2">
            <text:h text:style-name="P751" text:outline-level="2">Interventions based on best practice or current evidence</text:h>
          </table:table-cell>
          <table:covered-table-cell/>
          <table:table-cell table:style-name="TableCell752">
            <text:h text:style-name="P753" text:outline-level="2"/>
          </table:table-cell>
          <table:table-cell table:style-name="TableCell754">
            <text:h text:style-name="P755" text:outline-level="2"/>
          </table:table-cell>
          <table:table-cell table:style-name="TableCell756">
            <text:h text:style-name="P757" text:outline-level="2"/>
          </table:table-cell>
          <table:table-cell table:style-name="TableCell758">
            <text:h text:style-name="P759" text:outline-level="2"/>
          </table:table-cell>
        </table:table-row>
        <table:table-row table:style-name="TableRow760">
          <table:table-cell table:style-name="TableCell761" table:number-columns-spanned="2">
            <text:h text:style-name="P762" text:outline-level="2">Service development/delivery underpinned by evidence base</text:h>
          </table:table-cell>
          <table:covered-table-cell/>
          <table:table-cell table:style-name="TableCell763">
            <text:h text:style-name="P764" text:outline-level="2"/>
          </table:table-cell>
          <table:table-cell table:style-name="TableCell765">
            <text:h text:style-name="P766" text:outline-level="2"/>
          </table:table-cell>
          <table:table-cell table:style-name="TableCell767">
            <text:h text:style-name="P768" text:outline-level="2"/>
          </table:table-cell>
          <table:table-cell table:style-name="TableCell769">
            <text:h text:style-name="P770" text:outline-level="2"/>
          </table:table-cell>
        </table:table-row>
        <table:table-row table:style-name="TableRow771">
          <table:table-cell table:style-name="TableCell772" table:number-columns-spanned="2">
            <text:h text:style-name="P773" text:outline-level="2">Evaluation or audit</text:h>
          </table:table-cell>
          <table:covered-table-cell/>
          <table:table-cell table:style-name="TableCell774">
            <text:h text:style-name="P775" text:outline-level="2"/>
          </table:table-cell>
          <table:table-cell table:style-name="TableCell776">
            <text:h text:style-name="P777" text:outline-level="2"/>
          </table:table-cell>
          <table:table-cell table:style-name="TableCell778">
            <text:h text:style-name="P779" text:outline-level="2"/>
          </table:table-cell>
          <table:table-cell table:style-name="TableCell780">
            <text:h text:style-name="P781" text:outline-level="2"/>
          </table:table-cell>
        </table:table-row>
        <table:table-row table:style-name="TableRow782">
          <table:table-cell table:style-name="TableCell783">
            <text:h text:style-name="P784" text:outline-level="2">Innovative practice</text:h>
          </table:table-cell>
          <table:table-cell table:style-name="TableCell785" table:number-columns-spanned="2">
            <text:h text:style-name="P786" text:outline-level="2"/>
          </table:table-cell>
          <table:covered-table-cell/>
          <table:table-cell table:style-name="TableCell787">
            <text:h text:style-name="P788" text:outline-level="2"/>
          </table:table-cell>
          <table:table-cell table:style-name="TableCell789">
            <text:h text:style-name="P790" text:outline-level="2"/>
          </table:table-cell>
          <table:table-cell table:style-name="TableCell791">
            <text:h text:style-name="P792" text:outline-level="2"/>
          </table:table-cell>
        </table:table-row>
        <table:table-row table:style-name="TableRow793">
          <table:table-cell table:style-name="TableCell794">
            <text:h text:style-name="P795" text:outline-level="2">Address inequalities in access to care or unmet service need</text:h>
          </table:table-cell>
          <table:table-cell table:style-name="TableCell796" table:number-columns-spanned="2">
            <text:h text:style-name="P797" text:outline-level="2"/>
          </table:table-cell>
          <table:covered-table-cell/>
          <table:table-cell table:style-name="TableCell798">
            <text:h text:style-name="P799" text:outline-level="2"/>
          </table:table-cell>
          <table:table-cell table:style-name="TableCell800">
            <text:h text:style-name="P801" text:outline-level="2"/>
          </table:table-cell>
          <table:table-cell table:style-name="TableCell802">
            <text:h text:style-name="P803" text:outline-level="2"/>
          </table:table-cell>
        </table:table-row>
        <table:table-row table:style-name="TableRow804">
          <table:table-cell table:style-name="TableCell805">
            <text:h text:style-name="P806" text:outline-level="2">Working with other health and social care providers</text:h>
          </table:table-cell>
          <table:table-cell table:style-name="TableCell807" table:number-columns-spanned="2">
            <text:h text:style-name="P808" text:outline-level="2"/>
          </table:table-cell>
          <table:covered-table-cell/>
          <table:table-cell table:style-name="TableCell809">
            <text:h text:style-name="P810" text:outline-level="2"/>
          </table:table-cell>
          <table:table-cell table:style-name="TableCell811">
            <text:h text:style-name="P812" text:outline-level="2"/>
          </table:table-cell>
          <table:table-cell table:style-name="TableCell813">
            <text:h text:style-name="P814" text:outline-level="2"/>
          </table:table-cell>
        </table:table-row>
      </table:table>
      <text:h text:style-name="P815" text:outline-level="2"/>
      <text:h text:style-name="P816" text:outline-level="2"/>
      <text:h text:style-name="P817" text:outline-level="2"/>
      <text:soft-page-break/>
      <text:h text:style-name="P818" text:outline-level="2"><text:span text:style-name="T819">6. Continuing Professional Development</text:span><text:span text:style-name="T820"><text:s/>-<text:s/></text:span><text:span text:style-name="T821">If this section is not applicable please move to section 7</text:span></text:h>
      <table:table table:style-name="Table822">
        <table:table-columns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h text:style-name="P830" text:outline-level="2">1. Did/will the information obtained (or service?) contribute to Continuing Professional Development?</text:h>
          </table:table-cell>
          <table:table-cell table:style-name="TableCell831">
            <text:h text:style-name="P832" text:outline-level="2">Not relevant</text:h>
          </table:table-cell>
          <table:table-cell table:style-name="TableCell833">
            <text:h text:style-name="P834" text:outline-level="2">No contribution</text:h>
          </table:table-cell>
          <table:table-cell table:style-name="TableCell835">
            <text:h text:style-name="P836" text:outline-level="2">Has contributed</text:h>
          </table:table-cell>
          <table:table-cell table:style-name="TableCell837">
            <text:h text:style-name="P838" text:outline-level="2">May contribute in future</text:h>
          </table:table-cell>
        </table:table-row>
        <table:table-row table:style-name="TableRow839">
          <table:table-cell table:style-name="TableCell840">
            <text:h text:style-name="P841" text:outline-level="2">Update knowledge and skills relevant to clinical practice?</text:h>
          </table:table-cell>
          <table:table-cell table:style-name="TableCell842">
            <text:h text:style-name="P843" text:outline-level="2"/>
          </table:table-cell>
          <table:table-cell table:style-name="TableCell844">
            <text:h text:style-name="P845" text:outline-level="2"/>
          </table:table-cell>
          <table:table-cell table:style-name="TableCell846">
            <text:h text:style-name="P847" text:outline-level="2"/>
          </table:table-cell>
          <table:table-cell table:style-name="TableCell848">
            <text:h text:style-name="P849" text:outline-level="2"/>
          </table:table-cell>
        </table:table-row>
        <table:table-row table:style-name="TableRow850">
          <table:table-cell table:style-name="TableCell851">
            <text:h text:style-name="P852" text:outline-level="2">Comply with requirements of regulatory and professional bodies (e.g. HPC, KSF, Profession specific bodies)</text:h>
          </table:table-cell>
          <table:table-cell table:style-name="TableCell853">
            <text:h text:style-name="P854" text:outline-level="2"/>
          </table:table-cell>
          <table:table-cell table:style-name="TableCell855">
            <text:h text:style-name="P856" text:outline-level="2"/>
          </table:table-cell>
          <table:table-cell table:style-name="TableCell857">
            <text:h text:style-name="P858" text:outline-level="2"/>
          </table:table-cell>
          <table:table-cell table:style-name="TableCell859">
            <text:h text:style-name="P860" text:outline-level="2"/>
          </table:table-cell>
        </table:table-row>
        <table:table-row table:style-name="TableRow861">
          <table:table-cell table:style-name="TableCell862">
            <text:h text:style-name="P863" text:outline-level="2">Support research</text:h>
          </table:table-cell>
          <table:table-cell table:style-name="TableCell864">
            <text:h text:style-name="P865" text:outline-level="2"/>
          </table:table-cell>
          <table:table-cell table:style-name="TableCell866">
            <text:h text:style-name="P867" text:outline-level="2"/>
          </table:table-cell>
          <table:table-cell table:style-name="TableCell868">
            <text:h text:style-name="P869" text:outline-level="2"/>
          </table:table-cell>
          <table:table-cell table:style-name="TableCell870">
            <text:h text:style-name="P871" text:outline-level="2"/>
          </table:table-cell>
        </table:table-row>
        <table:table-row table:style-name="TableRow872">
          <table:table-cell table:style-name="TableCell873">
            <text:h text:style-name="P874" text:outline-level="2">Gain qualifications</text:h>
          </table:table-cell>
          <table:table-cell table:style-name="TableCell875">
            <text:h text:style-name="P876" text:outline-level="2"/>
          </table:table-cell>
          <table:table-cell table:style-name="TableCell877">
            <text:h text:style-name="P878" text:outline-level="2"/>
          </table:table-cell>
          <table:table-cell table:style-name="TableCell879">
            <text:h text:style-name="P880" text:outline-level="2"/>
          </table:table-cell>
          <table:table-cell table:style-name="TableCell881">
            <text:h text:style-name="P882" text:outline-level="2"/>
          </table:table-cell>
        </table:table-row>
        <table:table-row table:style-name="TableRow883">
          <table:table-cell table:style-name="TableCell884">
            <text:h text:style-name="P885" text:outline-level="2">Supervision and leadership of staff</text:h>
          </table:table-cell>
          <table:table-cell table:style-name="TableCell886">
            <text:h text:style-name="P887" text:outline-level="2"/>
          </table:table-cell>
          <table:table-cell table:style-name="TableCell888">
            <text:h text:style-name="P889" text:outline-level="2"/>
          </table:table-cell>
          <table:table-cell table:style-name="TableCell890">
            <text:h text:style-name="P891" text:outline-level="2"/>
          </table:table-cell>
          <table:table-cell table:style-name="TableCell892">
            <text:h text:style-name="P893" text:outline-level="2"/>
          </table:table-cell>
        </table:table-row>
        <table:table-row table:style-name="TableRow894">
          <table:table-cell table:style-name="TableCell895">
            <text:h text:style-name="P896" text:outline-level="2">Delivering/supporting education or training of staff</text:h>
          </table:table-cell>
          <table:table-cell table:style-name="TableCell897">
            <text:h text:style-name="P898" text:outline-level="2"/>
          </table:table-cell>
          <table:table-cell table:style-name="TableCell899">
            <text:h text:style-name="P900" text:outline-level="2"/>
          </table:table-cell>
          <table:table-cell table:style-name="TableCell901">
            <text:h text:style-name="P902" text:outline-level="2"/>
          </table:table-cell>
          <table:table-cell table:style-name="TableCell903">
            <text:h text:style-name="P904" text:outline-level="2"/>
          </table:table-cell>
        </table:table-row>
      </table:table>
      <text:h text:style-name="P905" text:outline-level="2"/>
      <text:h text:style-name="P906" text:outline-level="2"><text:span text:style-name="T907">7</text:span><text:span text:style-name="T908">. <text:s/>Efficiency, accountability, safety</text:span><text:span text:style-name="T909"><text:s/>-<text:s/></text:span><text:span text:style-name="T910">If this section is not applicable please move to section 8</text:span></text:h>
      <table:table table:style-name="Table911">
        <table:table-columns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h text:style-name="P919" text:outline-level="2">1. Did/will the information obtained (or service?) contribute to efficiency, financial or risk management?</text:h>
          </table:table-cell>
          <table:table-cell table:style-name="TableCell920">
            <text:h text:style-name="P921" text:outline-level="2">Not relevant</text:h>
          </table:table-cell>
          <table:table-cell table:style-name="TableCell922">
            <text:h text:style-name="P923" text:outline-level="2">No contribution</text:h>
          </table:table-cell>
          <table:table-cell table:style-name="TableCell924">
            <text:h text:style-name="P925" text:outline-level="2">Has contributed</text:h>
          </table:table-cell>
          <table:table-cell table:style-name="TableCell926">
            <text:h text:style-name="P927" text:outline-level="2">May contribute in future</text:h>
          </table:table-cell>
        </table:table-row>
        <table:table-row table:style-name="TableRow928">
          <table:table-cell table:style-name="TableCell929">
            <text:h text:style-name="P930" text:outline-level="2">Support Trust financial strategies e.g. CIP (Cost improvement Programme)</text:h>
          </table:table-cell>
          <table:table-cell table:style-name="TableCell931">
            <text:h text:style-name="P932" text:outline-level="2"/>
          </table:table-cell>
          <table:table-cell table:style-name="TableCell933">
            <text:h text:style-name="P934" text:outline-level="2"/>
          </table:table-cell>
          <table:table-cell table:style-name="TableCell935">
            <text:h text:style-name="P936" text:outline-level="2"/>
          </table:table-cell>
          <table:table-cell table:style-name="TableCell937">
            <text:h text:style-name="P938" text:outline-level="2"/>
          </table:table-cell>
        </table:table-row>
        <table:table-row table:style-name="TableRow939">
          <table:table-cell table:style-name="TableCell940">
            <text:h text:style-name="P941" text:outline-level="2">Support QIPP plans (Quality, Innovation, Productivity and Prevention)</text:h>
          </table:table-cell>
          <table:table-cell table:style-name="TableCell942">
            <text:h text:style-name="P943" text:outline-level="2"/>
          </table:table-cell>
          <table:table-cell table:style-name="TableCell944">
            <text:h text:style-name="P945" text:outline-level="2"/>
          </table:table-cell>
          <table:table-cell table:style-name="TableCell946">
            <text:h text:style-name="P947" text:outline-level="2"/>
          </table:table-cell>
          <table:table-cell table:style-name="TableCell948">
            <text:h text:style-name="P949" text:outline-level="2"/>
          </table:table-cell>
        </table:table-row>
        <table:table-row table:style-name="TableRow950">
          <table:table-cell table:style-name="TableCell951">
            <text:h text:style-name="P952" text:outline-level="2">Demonstrate value for money/providing cost effective service</text:h>
          </table:table-cell>
          <table:table-cell table:style-name="TableCell953">
            <text:h text:style-name="P954" text:outline-level="2"/>
          </table:table-cell>
          <table:table-cell table:style-name="TableCell955">
            <text:h text:style-name="P956" text:outline-level="2"/>
          </table:table-cell>
          <table:table-cell table:style-name="TableCell957">
            <text:h text:style-name="P958" text:outline-level="2"/>
          </table:table-cell>
          <table:table-cell table:style-name="TableCell959">
            <text:h text:style-name="P960" text:outline-level="2"/>
          </table:table-cell>
        </table:table-row>
        <table:table-row table:style-name="TableRow961">
          <table:table-cell table:style-name="TableCell962">
            <text:h text:style-name="P963" text:outline-level="2">Risk management</text:h>
          </table:table-cell>
          <table:table-cell table:style-name="TableCell964">
            <text:h text:style-name="P965" text:outline-level="2"/>
          </table:table-cell>
          <table:table-cell table:style-name="TableCell966">
            <text:h text:style-name="P967" text:outline-level="2"/>
          </table:table-cell>
          <table:table-cell table:style-name="TableCell968">
            <text:h text:style-name="P969" text:outline-level="2"/>
          </table:table-cell>
          <table:table-cell table:style-name="TableCell970">
            <text:h text:style-name="P971" text:outline-level="2"/>
          </table:table-cell>
        </table:table-row>
        <table:table-row table:style-name="TableRow972">
          <table:table-cell table:style-name="TableCell973">
            <text:h text:style-name="P974" text:outline-level="2">Business development (e.g. income generation, tenders)</text:h>
          </table:table-cell>
          <table:table-cell table:style-name="TableCell975">
            <text:h text:style-name="P976" text:outline-level="2"/>
          </table:table-cell>
          <table:table-cell table:style-name="TableCell977">
            <text:h text:style-name="P978" text:outline-level="2"/>
          </table:table-cell>
          <table:table-cell table:style-name="TableCell979">
            <text:h text:style-name="P980" text:outline-level="2"/>
          </table:table-cell>
          <table:table-cell table:style-name="TableCell981">
            <text:h text:style-name="P982" text:outline-level="2"/>
          </table:table-cell>
        </table:table-row>
        <table:table-row table:style-name="TableRow983">
          <table:table-cell table:style-name="TableCell984">
            <text:h text:style-name="P985" text:outline-level="2">Commissioning/decommissioning of services</text:h>
          </table:table-cell>
          <table:table-cell table:style-name="TableCell986">
            <text:h text:style-name="P987" text:outline-level="2"/>
          </table:table-cell>
          <table:table-cell table:style-name="TableCell988">
            <text:h text:style-name="P989" text:outline-level="2"/>
          </table:table-cell>
          <table:table-cell table:style-name="TableCell990">
            <text:h text:style-name="P991" text:outline-level="2"/>
          </table:table-cell>
          <table:table-cell table:style-name="TableCell992">
            <text:h text:style-name="P993" text:outline-level="2"/>
          </table:table-cell>
        </table:table-row>
        <table:table-row table:style-name="TableRow994">
          <table:table-cell table:style-name="TableCell995">
            <text:h text:style-name="P996" text:outline-level="2">Improve patient/staff safety</text:h>
          </table:table-cell>
          <table:table-cell table:style-name="TableCell997">
            <text:h text:style-name="P998" text:outline-level="2"/>
          </table:table-cell>
          <table:table-cell table:style-name="TableCell999">
            <text:h text:style-name="P1000" text:outline-level="2"/>
          </table:table-cell>
          <table:table-cell table:style-name="TableCell1001">
            <text:h text:style-name="P1002" text:outline-level="2"/>
          </table:table-cell>
          <table:table-cell table:style-name="TableCell1003">
            <text:h text:style-name="P1004" text:outline-level="2"/>
          </table:table-cell>
        </table:table-row>
        <table:table-row table:style-name="TableRow1005">
          <table:table-cell table:style-name="TableCell1006">
            <text:h text:style-name="P1007" text:outline-level="2">Improve accountability/transparency of services</text:h>
          </table:table-cell>
          <table:table-cell table:style-name="TableCell1008">
            <text:h text:style-name="P1009" text:outline-level="2"/>
          </table:table-cell>
          <table:table-cell table:style-name="TableCell1010">
            <text:h text:style-name="P1011" text:outline-level="2"/>
          </table:table-cell>
          <table:table-cell table:style-name="TableCell1012">
            <text:h text:style-name="P1013" text:outline-level="2"/>
          </table:table-cell>
          <table:table-cell table:style-name="TableCell1014">
            <text:h text:style-name="P1015" text:outline-level="2"/>
          </table:table-cell>
        </table:table-row>
        <table:table-row table:style-name="TableRow1016">
          <table:table-cell table:style-name="TableCell1017">
            <text:h text:style-name="P1018" text:outline-level="2">Legal/ethical issues</text:h>
          </table:table-cell>
          <table:table-cell table:style-name="TableCell1019">
            <text:h text:style-name="P1020" text:outline-level="2"/>
          </table:table-cell>
          <table:table-cell table:style-name="TableCell1021">
            <text:h text:style-name="P1022" text:outline-level="2"/>
          </table:table-cell>
          <table:table-cell table:style-name="TableCell1023">
            <text:h text:style-name="P1024" text:outline-level="2"/>
          </table:table-cell>
          <table:table-cell table:style-name="TableCell1025">
            <text:h text:style-name="P1026" text:outline-level="2"/>
          </table:table-cell>
        </table:table-row>
      </table:table>
      <text:h text:style-name="P1027" text:outline-level="2"/>
      <text:h text:style-name="P1028" text:outline-level="2"/>
      <text:h text:style-name="P1029" text:outline-level="2"/>
      <text:p text:style-name="P1030">8. Sample<text:s/>Organisation<text:s/>specific section (Community Mental Health Trust)</text:p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h text:style-name="P1039" text:outline-level="2">1. Did/will the information obtained (or service?) contribute to Safer care environments and risk management</text:h>
          </table:table-cell>
          <table:table-cell table:style-name="TableCell1040">
            <text:h text:style-name="P1041" text:outline-level="2">Not relevant</text:h>
          </table:table-cell>
          <table:table-cell table:style-name="TableCell1042">
            <text:h text:style-name="P1043" text:outline-level="2">No contribution</text:h>
          </table:table-cell>
          <table:table-cell table:style-name="TableCell1044">
            <text:h text:style-name="P1045" text:outline-level="2">Has contributed</text:h>
          </table:table-cell>
          <table:table-cell table:style-name="TableCell1046">
            <text:h text:style-name="P1047" text:outline-level="2">May contribute in future</text:h>
          </table:table-cell>
        </table:table-row>
        <table:table-row table:style-name="TableRow1048">
          <table:table-cell table:style-name="TableCell1049">
            <text:h text:style-name="P1050" text:outline-level="2">Safer care environments (Inc. reduction in violence and aggression, self harm, falls, suicide)</text:h>
          </table:table-cell>
          <table:table-cell table:style-name="TableCell1051">
            <text:h text:style-name="P1052" text:outline-level="2"/>
          </table:table-cell>
          <table:table-cell table:style-name="TableCell1053">
            <text:h text:style-name="P1054" text:outline-level="2"/>
          </table:table-cell>
          <table:table-cell table:style-name="TableCell1055">
            <text:h text:style-name="P1056" text:outline-level="2"/>
          </table:table-cell>
          <table:table-cell table:style-name="TableCell1057">
            <text:h text:style-name="P1058" text:outline-level="2"/>
          </table:table-cell>
        </table:table-row>
        <table:table-row table:style-name="TableRow1059">
          <table:table-cell table:style-name="TableCell1060">
            <text:h text:style-name="P1061" text:outline-level="2">Safeguarding</text:h>
          </table:table-cell>
          <table:table-cell table:style-name="TableCell1062">
            <text:h text:style-name="P1063" text:outline-level="2"/>
          </table:table-cell>
          <table:table-cell table:style-name="TableCell1064">
            <text:h text:style-name="P1065" text:outline-level="2"/>
          </table:table-cell>
          <table:table-cell table:style-name="TableCell1066">
            <text:h text:style-name="P1067" text:outline-level="2"/>
          </table:table-cell>
          <table:table-cell table:style-name="TableCell1068">
            <text:h text:style-name="P1069" text:outline-level="2"/>
          </table:table-cell>
        </table:table-row>
        <table:table-row table:style-name="TableRow1070">
          <table:table-cell table:style-name="TableCell1071">
            <text:h text:style-name="P1072" text:outline-level="2">Reduction in complaints</text:h>
          </table:table-cell>
          <table:table-cell table:style-name="TableCell1073">
            <text:h text:style-name="P1074" text:outline-level="2"/>
          </table:table-cell>
          <table:table-cell table:style-name="TableCell1075">
            <text:h text:style-name="P1076" text:outline-level="2"/>
          </table:table-cell>
          <table:table-cell table:style-name="TableCell1077">
            <text:h text:style-name="P1078" text:outline-level="2"/>
          </table:table-cell>
          <table:table-cell table:style-name="TableCell1079">
            <text:h text:style-name="P1080" text:outline-level="2"/>
          </table:table-cell>
        </table:table-row>
        <table:table-row table:style-name="TableRow1081">
          <table:table-cell table:style-name="TableCell1082">
            <text:h text:style-name="P1083" text:outline-level="2">Risk management</text:h>
          </table:table-cell>
          <table:table-cell table:style-name="TableCell1084">
            <text:h text:style-name="P1085" text:outline-level="2"/>
          </table:table-cell>
          <table:table-cell table:style-name="TableCell1086">
            <text:h text:style-name="P1087" text:outline-level="2"/>
          </table:table-cell>
          <table:table-cell table:style-name="TableCell1088">
            <text:h text:style-name="P1089" text:outline-level="2"/>
          </table:table-cell>
          <table:table-cell table:style-name="TableCell1090">
            <text:h text:style-name="P1091" text:outline-level="2"/>
          </table:table-cell>
        </table:table-row>
      </table:table>
      <text:p text:style-name="Normal"/>
      <text:h text:style-name="P1092" text:outline-level="2">9. Please feel free to sum up the impact of the service received</text:h>
      <text:h text:style-name="P1093" text:outline-level="2"/>
      <table:table table:style-name="Table1094">
        <table:table-columns>
          <table:table-column table:style-name="TableColumn1095"/>
        </table:table-columns>
        <table:table-row table:style-name="TableRow1096">
          <table:table-cell table:style-name="TableCell1097">
            <text:h text:style-name="P1098" text:outline-level="2"/>
            <text:h text:style-name="P1099" text:outline-level="2"/>
            <text:h text:style-name="P1100" text:outline-level="2"/>
            <text:h text:style-name="P1101" text:outline-level="2"/>
            <text:h text:style-name="P1102" text:outline-level="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Calibri" style:font-name-complex="Times New Roman" style:language-asian="zh" style:country-asian="CN" fo:hyphenate="false"/>
    </style:style>
    <style:style style:name="DefaultParagraphFont" style:display-name="Default Paragraph Font" style:family="text"/>
    <style:style style:name="Body1" style:display-name="Body 1" style:family="paragraph" style:parent-style-name="TOC1">
      <style:paragraph-properties fo:margin-top="0.0416in" fo:margin-bottom="0.1666in" fo:margin-left="0.3937in">
        <style:tab-stops/>
      </style:paragraph-properties>
      <style:text-properties style:font-name="Arial" style:font-name-asian="Times New Roman" fo:font-weight="bold" style:font-weight-asian="bold" style:font-size-complex="11pt" style:language-asian="en" style:country-asian="GB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fo:font-weight="bold" style:font-weight-asian="bold" style:font-weight-complex="bold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-0.1812in" text:min-label-width="0.1812in" text:list-level-position-and-space-mode="label-alignment">
          <style:list-level-label-alignment text:label-followed-by="listtab" fo:margin-left="0in" fo:text-indent="-0.181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page-layout style:name="PL0">
      <style:page-layout-properties fo:page-width="8.5in" fo:page-height="11in" style:print-orientation="portrait" fo:margin-top="0.5in" fo:margin-left="0.4166in" fo:margin-bottom="0.1944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638in" fo:page-height="11.6944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0" style:page-layout-name="PL1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ison Brettle</meta:initial-creator>
    <dc:creator>phoebe macindoe</dc:creator>
    <meta:creation-date>2021-07-28T10:47:00Z</meta:creation-date>
    <dc:date>2021-07-28T10:47:00Z</dc:date>
    <meta:template xlink:href="Normal.dotm" xlink:type="simple"/>
    <meta:editing-cycles>2</meta:editing-cycles>
    <meta:editing-duration>PT0S</meta:editing-duration>
    <meta:document-statistic meta:page-count="5" meta:paragraph-count="10" meta:word-count="788" meta:character-count="5273" meta:row-count="37" meta:non-whitespace-character-count="4495"/>
  </office:meta>
</office:document-meta>
</file>